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DejaVu Sans Mono" svg:font-family="'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59mm"/>
    </style:style>
    <style:style style:name="co2" style:family="table-column">
      <style:table-column-properties fo:break-before="auto" style:column-width="19.44mm"/>
    </style:style>
    <style:style style:name="co3" style:family="table-column">
      <style:table-column-properties fo:break-before="auto" style:column-width="22.58mm"/>
    </style:style>
    <style:style style:name="co4" style:family="table-column">
      <style:table-column-properties fo:break-before="auto" style:column-width="219.76mm"/>
    </style:style>
    <style:style style:name="ro1" style:family="table-row">
      <style:table-row-properties style:row-height="4.52mm" fo:break-before="auto" style:use-optimal-row-height="true"/>
    </style:style>
    <style:style style:name="ro2" style:family="table-row">
      <style:table-row-properties style:row-height="11.62mm" fo:break-before="auto" style:use-optimal-row-height="true"/>
    </style:style>
    <style:style style:name="ro3" style:family="table-row">
      <style:table-row-properties style:row-height="11.57mm" fo:break-before="auto" style:use-optimal-row-height="true"/>
    </style:style>
    <style:style style:name="ro4" style:family="table-row">
      <style:table-row-properties style:row-height="18.94mm" fo:break-before="auto" style:use-optimal-row-height="true"/>
    </style:style>
    <style:style style:name="ro5" style:family="table-row">
      <style:table-row-properties style:row-height="30mm" fo:break-before="auto" style:use-optimal-row-height="true"/>
    </style:style>
    <style:style style:name="ro6" style:family="table-row">
      <style:table-row-properties style:row-height="41.06mm" fo:break-before="auto" style:use-optimal-row-height="true"/>
    </style:style>
    <style:style style:name="ro7" style:family="table-row">
      <style:table-row-properties style:row-height="33.85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37.55mm" fo:break-before="auto" style:use-optimal-row-height="true"/>
    </style:style>
    <style:style style:name="ro10" style:family="table-row">
      <style:table-row-properties style:row-height="44.75mm" fo:break-before="auto" style:use-optimal-row-height="true"/>
    </style:style>
    <style:style style:name="ro11" style:family="table-row">
      <style:table-row-properties style:row-height="52.12mm" fo:break-before="auto" style:use-optimal-row-height="true"/>
    </style:style>
    <style:style style:name="ro12" style:family="table-row">
      <style:table-row-properties style:row-height="22.63mm" fo:break-before="auto" style:use-optimal-row-height="true"/>
    </style:style>
    <style:style style:name="ro13" style:family="table-row">
      <style:table-row-properties style:row-height="48.44mm" fo:break-before="auto" style:use-optimal-row-height="true"/>
    </style:style>
    <style:style style:name="ro14" style:family="table-row">
      <style:table-row-properties style:row-height="77.91mm" fo:break-before="auto" style:use-optimal-row-height="true"/>
    </style:style>
    <style:style style:name="ro15" style:family="table-row">
      <style:table-row-properties style:row-height="48.67mm" fo:break-before="auto" style:use-optimal-row-height="true"/>
    </style:style>
    <style:style style:name="ro16" style:family="table-row">
      <style:table-row-properties style:row-height="55.81mm" fo:break-before="auto" style:use-optimal-row-height="true"/>
    </style:style>
    <style:style style:name="ro17" style:family="table-row">
      <style:table-row-properties style:row-height="44.96mm" fo:break-before="auto" style:use-optimal-row-height="true"/>
    </style:style>
    <style:style style:name="ro18"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fo:border="0.06pt solid #000000"/>
    </style:style>
    <style:style style:name="ce2" style:family="table-cell" style:parent-style-name="Default">
      <style:table-cell-properties fo:background-color="#eeeeee" fo:border="0.06pt solid #000000"/>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eeeeee" fo:border="0.06pt solid #000000"/>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name-asian="DejaVu Sans Mono" style:font-size-asian="9pt" style:language-asian="en" style:country-asian="US" style:font-style-asian="normal" style:font-weight-asian="normal" style:font-name-complex="DejaVu Sans Mono" style:font-size-complex="9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eee"/>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eeeee"/>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name-asian="DejaVu Sans Mono" style:font-size-asian="9pt" style:language-asian="en" style:country-asian="US" style:font-style-asian="normal" style:font-weight-asian="normal" style:font-name-complex="DejaVu Sans Mono"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name-asian="DejaVu Sans Mono" style:font-size-asian="9pt" style:language-asian="en" style:country-asian="US" style:font-style-asian="normal" style:font-weight-asian="normal" style:font-name-complex="DejaVu Sans Mono"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DejaVu Sans Mono" fo:font-size="9pt" fo:language="en" fo:country="US" fo:text-shadow="none" style:text-underline-style="none" fo:font-weight="normal" style:text-underline-mode="continuous" style:text-overline-mode="continuous" style:text-line-through-mode="continuous" style:font-name-asian="DejaVu Sans Mono" style:font-size-asian="9pt" style:language-asian="en" style:country-asian="US" style:font-weight-asian="normal" style:font-name-complex="DejaVu Sans Mono" style:font-size-complex="9pt" style:language-complex="en" style:country-complex="US" style:font-weight-complex="normal" style:text-emphasize="none" style:font-relief="none" style:text-overline-style="none" style:text-overline-color="font-color"/>
    </style:style>
    <style:style style:name="ce9" style:family="table-cell" style:parent-style-name="Default">
      <style:table-cell-properties fo:background-color="#ffff00" fo:border="0.06pt solid #000000"/>
    </style:style>
    <style:style style:name="ce10" style:family="table-cell" style:parent-style-name="Default">
      <style:table-cell-properties fo:border="0.06pt solid #000000"/>
    </style:style>
    <style:style style:name="ce11" style:family="table-cell" style:parent-style-name="Default">
      <style:table-cell-properties fo:background-color="#ffff00"/>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color="#c1c0c0" fo:font-style="normal" style:font-style-complex="normal"/>
    </style:style>
    <style:style style:name="T2"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font-style="normal" style:font-style-complex="normal" fo:color="#86dde9"/>
    </style:style>
    <style:style style:name="T3"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font-style="normal" style:font-style-complex="normal" fo:color="#aedc70"/>
    </style:style>
    <style:style style:name="T4"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font-style="normal" style:font-style-complex="normal" fo:color="#f59762"/>
    </style:style>
    <style:style style:name="T5"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font-style="normal" style:font-style-complex="normal" fo:color="#c1c0c0"/>
    </style:style>
    <style:style style:name="T6" style:family="text">
      <style:text-properties style:font-name-complex="DejaVu Sans Mono" style:font-size-asian="9pt" style:font-style-complex="normal" fo:font-style="normal" fo:color="#c1c0c0" style:font-name-asian="DejaVu Sans Mono" fo:font-size="9pt" style:font-weight-complex="normal" style:font-style-asian="normal" fo:font-weight="normal" style:font-size-complex="9pt" style:font-weight-asian="normal" style:font-name="DejaVu Sans Mono"/>
    </style:style>
    <style:style style:name="T7" style:family="text">
      <style:text-properties style:font-name-complex="DejaVu Sans Mono" style:font-size-asian="9pt" style:font-style-complex="normal" fo:font-style="normal" style:font-name-asian="DejaVu Sans Mono" fo:font-size="9pt" style:font-weight-complex="normal" style:font-style-asian="normal" fo:font-weight="normal" style:font-size-complex="9pt" style:font-weight-asian="normal" style:font-name="DejaVu Sans Mono" fo:color="#86dde9"/>
    </style:style>
    <style:style style:name="T8" style:family="text">
      <style:text-properties style:font-name-complex="DejaVu Sans Mono" style:font-size-asian="9pt" style:font-style-complex="normal" fo:font-style="normal" style:font-name-asian="DejaVu Sans Mono" fo:font-size="9pt" style:font-weight-complex="normal" style:font-style-asian="normal" fo:font-weight="normal" style:font-size-complex="9pt" style:font-weight-asian="normal" style:font-name="DejaVu Sans Mono" fo:color="#aedc70"/>
    </style:style>
    <style:style style:name="T9" style:family="text">
      <style:text-properties style:font-name-complex="DejaVu Sans Mono" style:font-size-asian="9pt" style:font-style-complex="normal" fo:font-style="normal" style:font-name-asian="DejaVu Sans Mono" fo:font-size="9pt" style:font-weight-complex="normal" style:font-style-asian="normal" fo:font-weight="normal" style:font-size-complex="9pt" style:font-weight-asian="normal" style:font-name="DejaVu Sans Mono" fo:color="#f59762"/>
    </style:style>
    <style:style style:name="T10" style:family="text">
      <style:text-properties style:font-name-complex="DejaVu Sans Mono" style:font-size-asian="9pt" style:font-style-complex="normal" fo:font-style="normal" style:font-name-asian="DejaVu Sans Mono" fo:font-size="9pt" style:font-weight-complex="normal" style:font-style-asian="normal" fo:font-weight="normal" style:font-size-complex="9pt" style:font-weight-asian="normal" style:font-name="DejaVu Sans Mono" fo:color="#c1c0c0"/>
    </style:style>
    <style:style style:name="T11" style:family="text">
      <style:text-properties style:font-name-complex="DejaVu Sans Mono" style:font-size-asian="9pt" style:font-style-complex="normal" fo:font-style="normal" fo:color="#c1c0c0" style:font-name-asian="DejaVu Sans Mono" style:font-style-asian="normal" fo:font-size="9pt" style:font-weight-complex="normal" fo:font-weight="normal" style:font-size-complex="9pt" style:font-weight-asian="normal" style:font-name="DejaVu Sans Mono"/>
    </style:style>
    <style:style style:name="T12" style:family="text">
      <style:text-properties style:font-name-complex="DejaVu Sans Mono" style:font-size-asian="9pt" style:font-style-complex="normal" fo:font-style="normal" style:font-name-asian="DejaVu Sans Mono" style:font-style-asian="normal" fo:font-size="9pt" style:font-weight-complex="normal" fo:font-weight="normal" style:font-size-complex="9pt" style:font-weight-asian="normal" style:font-name="DejaVu Sans Mono" fo:color="#86dde9"/>
    </style:style>
    <style:style style:name="T13" style:family="text">
      <style:text-properties style:font-name-complex="DejaVu Sans Mono" style:font-size-asian="9pt" style:font-style-complex="normal" fo:font-style="normal" style:font-name-asian="DejaVu Sans Mono" style:font-style-asian="normal" fo:font-size="9pt" style:font-weight-complex="normal" fo:font-weight="normal" style:font-size-complex="9pt" style:font-weight-asian="normal" style:font-name="DejaVu Sans Mono" fo:color="#aedc70"/>
    </style:style>
    <style:style style:name="T14" style:family="text">
      <style:text-properties style:font-name-complex="DejaVu Sans Mono" style:font-size-asian="9pt" style:font-style-complex="normal" fo:font-style="normal" style:font-name-asian="DejaVu Sans Mono" style:font-style-asian="normal" fo:font-size="9pt" style:font-weight-complex="normal" fo:font-weight="normal" style:font-size-complex="9pt" style:font-weight-asian="normal" style:font-name="DejaVu Sans Mono" fo:color="#f59762"/>
    </style:style>
    <style:style style:name="T15" style:family="text">
      <style:text-properties style:font-name-complex="DejaVu Sans Mono" style:font-size-asian="9pt" style:font-style-complex="normal" fo:font-style="normal" style:font-name-asian="DejaVu Sans Mono" style:font-style-asian="normal" fo:font-size="9pt" style:font-weight-complex="normal" fo:font-weight="normal" style:font-size-complex="9pt" style:font-weight-asian="normal" style:font-name="DejaVu Sans Mono" fo:color="#c1c0c0"/>
    </style:style>
    <style:style style:name="T16" style:family="text">
      <style:text-properties style:font-name-complex="DejaVu Sans Mono" style:font-size-asian="9pt" style:font-style-complex="normal" fo:font-style="normal" fo:color="#c1c0c0" style:font-name-asian="DejaVu Sans Mono" style:font-weight-complex="normal" style:font-style-asian="normal" fo:font-size="9pt" fo:font-weight="normal" style:font-size-complex="9pt" style:font-weight-asian="normal" style:font-name="DejaVu Sans Mono"/>
    </style:style>
    <style:style style:name="T17" style:family="text">
      <style:text-properties style:font-name-complex="DejaVu Sans Mono" style:font-size-asian="9pt" style:font-style-complex="normal" fo:font-style="normal" style:font-name-asian="DejaVu Sans Mono" style:font-weight-complex="normal" style:font-style-asian="normal" fo:font-size="9pt" fo:font-weight="normal" style:font-size-complex="9pt" style:font-weight-asian="normal" style:font-name="DejaVu Sans Mono" fo:color="#86dde9"/>
    </style:style>
    <style:style style:name="T18" style:family="text">
      <style:text-properties style:font-name-complex="DejaVu Sans Mono" style:font-size-asian="9pt" style:font-style-complex="normal" fo:font-style="normal" style:font-name-asian="DejaVu Sans Mono" style:font-weight-complex="normal" style:font-style-asian="normal" fo:font-size="9pt" fo:font-weight="normal" style:font-size-complex="9pt" style:font-weight-asian="normal" style:font-name="DejaVu Sans Mono" fo:color="#aedc70"/>
    </style:style>
    <style:style style:name="T19" style:family="text">
      <style:text-properties style:font-name-complex="DejaVu Sans Mono" style:font-size-asian="9pt" style:font-style-complex="normal" fo:font-style="normal" style:font-name-asian="DejaVu Sans Mono" style:font-weight-complex="normal" style:font-style-asian="normal" fo:font-size="9pt" fo:font-weight="normal" style:font-size-complex="9pt" style:font-weight-asian="normal" style:font-name="DejaVu Sans Mono" fo:color="#f59762"/>
    </style:style>
    <style:style style:name="T20" style:family="text">
      <style:text-properties style:font-name-complex="DejaVu Sans Mono" style:font-size-asian="9pt" style:font-style-complex="normal" fo:font-style="normal" style:font-name-asian="DejaVu Sans Mono" style:font-weight-complex="normal" style:font-style-asian="normal" fo:font-size="9pt" fo:font-weight="normal" style:font-size-complex="9pt" style:font-weight-asian="normal" style:font-name="DejaVu Sans Mono" fo:color="#c1c0c0"/>
    </style:style>
    <style:style style:name="T21" style:family="text">
      <style:text-properties style:font-name-complex="DejaVu Sans Mono" style:font-size-asian="9pt" fo:font-style="normal" style:font-style-complex="normal" style:font-name-asian="DejaVu Sans Mono" fo:color="#c1c0c0" style:font-style-asian="normal" fo:font-size="9pt" style:font-weight-complex="normal" style:font-size-complex="9pt" fo:font-weight="normal" style:font-name="DejaVu Sans Mono" style:font-weight-asian="normal"/>
    </style:style>
    <style:style style:name="T22" style:family="text">
      <style:text-properties style:font-name-complex="DejaVu Sans Mono" style:font-size-asian="9pt" fo:font-style="normal" style:font-style-complex="normal" style:font-name-asian="DejaVu Sans Mono" style:font-style-asian="normal" fo:font-size="9pt" style:font-weight-complex="normal" style:font-size-complex="9pt" fo:font-weight="normal" style:font-name="DejaVu Sans Mono" style:font-weight-asian="normal" fo:color="#86dde9"/>
    </style:style>
    <style:style style:name="T23" style:family="text">
      <style:text-properties style:font-name-complex="DejaVu Sans Mono" style:font-size-asian="9pt" fo:font-style="normal" style:font-style-complex="normal" style:font-name-asian="DejaVu Sans Mono" style:font-style-asian="normal" fo:font-size="9pt" style:font-weight-complex="normal" style:font-size-complex="9pt" fo:font-weight="normal" style:font-name="DejaVu Sans Mono" style:font-weight-asian="normal" fo:color="#aedc70"/>
    </style:style>
    <style:style style:name="T24" style:family="text">
      <style:text-properties style:font-name-complex="DejaVu Sans Mono" style:font-size-asian="9pt" fo:font-style="normal" style:font-style-complex="normal" style:font-name-asian="DejaVu Sans Mono" style:font-style-asian="normal" fo:font-size="9pt" style:font-weight-complex="normal" style:font-size-complex="9pt" fo:font-weight="normal" style:font-name="DejaVu Sans Mono" style:font-weight-asian="normal" fo:color="#f59762"/>
    </style:style>
    <style:style style:name="T25" style:family="text">
      <style:text-properties style:font-name-complex="DejaVu Sans Mono" style:font-size-asian="9pt" fo:font-style="normal" style:font-style-complex="normal" style:font-name-asian="DejaVu Sans Mono" style:font-style-asian="normal" fo:font-size="9pt" style:font-weight-complex="normal" style:font-size-complex="9pt" fo:font-weight="normal" style:font-name="DejaVu Sans Mono" style:font-weight-asian="normal" fo:color="#c1c0c0"/>
    </style:style>
    <style:style style:name="T26" style:family="text">
      <style:text-properties style:font-size-asian="9pt" style:font-name-complex="DejaVu Sans Mono" style:font-size-complex="9pt" fo:font-weight="normal" style:font-weight-asian="normal" style:font-name="DejaVu Sans Mono" style:font-weight-complex="normal" style:font-style-asian="normal" fo:font-size="9pt" fo:color="#c1c0c0" style:font-name-asian="DejaVu Sans Mono" style:font-style-complex="normal" fo:font-style="normal"/>
    </style:style>
    <style:style style:name="T27" style:family="text">
      <style:text-properties style:font-size-asian="9pt" style:font-name-complex="DejaVu Sans Mono" style:font-size-complex="9pt" fo:font-weight="normal" style:font-weight-asian="normal" style:font-name="DejaVu Sans Mono" style:font-weight-complex="normal" style:font-style-asian="normal" fo:font-size="9pt" style:font-name-asian="DejaVu Sans Mono" style:font-style-complex="normal" fo:font-style="normal" fo:color="#86dde9"/>
    </style:style>
    <style:style style:name="T28" style:family="text">
      <style:text-properties style:font-size-asian="9pt" style:font-name-complex="DejaVu Sans Mono" style:font-size-complex="9pt" fo:font-weight="normal" style:font-weight-asian="normal" style:font-name="DejaVu Sans Mono" style:font-weight-complex="normal" style:font-style-asian="normal" fo:font-size="9pt" style:font-name-asian="DejaVu Sans Mono" style:font-style-complex="normal" fo:font-style="normal" fo:color="#aedc70"/>
    </style:style>
    <style:style style:name="T29" style:family="text">
      <style:text-properties style:font-size-asian="9pt" style:font-name-complex="DejaVu Sans Mono" style:font-size-complex="9pt" fo:font-weight="normal" style:font-weight-asian="normal" style:font-name="DejaVu Sans Mono" style:font-weight-complex="normal" style:font-style-asian="normal" fo:font-size="9pt" style:font-name-asian="DejaVu Sans Mono" style:font-style-complex="normal" fo:font-style="normal" fo:color="#f59762"/>
    </style:style>
    <style:style style:name="T30" style:family="text">
      <style:text-properties style:font-size-asian="9pt" style:font-name-complex="DejaVu Sans Mono" style:font-size-complex="9pt" fo:font-weight="normal" style:font-weight-asian="normal" style:font-name="DejaVu Sans Mono" style:font-weight-complex="normal" style:font-style-asian="normal" fo:font-size="9pt" style:font-name-asian="DejaVu Sans Mono" style:font-style-complex="normal" fo:font-style="normal" fo:color="#c1c0c0"/>
    </style:style>
    <style:style style:name="T31" style:family="text">
      <style:text-properties style:font-name-complex="DejaVu Sans Mono" style:font-size-asian="9pt" fo:font-style="normal" style:font-style-complex="normal" style:font-name-asian="DejaVu Sans Mono" fo:color="#c1c0c0" fo:font-size="9pt" style:font-weight-complex="normal" style:font-style-asian="normal" style:font-size-complex="9pt" fo:font-weight="normal" style:font-name="DejaVu Sans Mono" style:font-weight-asian="normal"/>
    </style:style>
    <style:style style:name="T32" style:family="text">
      <style:text-properties style:font-name-complex="DejaVu Sans Mono" style:font-size-asian="9pt" fo:font-style="normal" style:font-style-complex="normal" style:font-name-asian="DejaVu Sans Mono" fo:font-size="9pt" style:font-weight-complex="normal" style:font-style-asian="normal" style:font-size-complex="9pt" fo:font-weight="normal" style:font-name="DejaVu Sans Mono" style:font-weight-asian="normal" fo:color="#86dde9"/>
    </style:style>
    <style:style style:name="T33" style:family="text">
      <style:text-properties style:font-name-complex="DejaVu Sans Mono" style:font-size-asian="9pt" fo:font-style="normal" style:font-style-complex="normal" style:font-name-asian="DejaVu Sans Mono" fo:font-size="9pt" style:font-weight-complex="normal" style:font-style-asian="normal" style:font-size-complex="9pt" fo:font-weight="normal" style:font-name="DejaVu Sans Mono" style:font-weight-asian="normal" fo:color="#aedc70"/>
    </style:style>
    <style:style style:name="T34" style:family="text">
      <style:text-properties style:font-name-complex="DejaVu Sans Mono" style:font-size-asian="9pt" fo:font-style="normal" style:font-style-complex="normal" style:font-name-asian="DejaVu Sans Mono" fo:font-size="9pt" style:font-weight-complex="normal" style:font-style-asian="normal" style:font-size-complex="9pt" fo:font-weight="normal" style:font-name="DejaVu Sans Mono" style:font-weight-asian="normal" fo:color="#f59762"/>
    </style:style>
    <style:style style:name="T35" style:family="text">
      <style:text-properties style:font-name-complex="DejaVu Sans Mono" style:font-size-asian="9pt" fo:font-style="normal" style:font-style-complex="normal" style:font-name-asian="DejaVu Sans Mono" fo:font-size="9pt" style:font-weight-complex="normal" style:font-style-asian="normal" style:font-size-complex="9pt" fo:font-weight="normal" style:font-name="DejaVu Sans Mono" style:font-weight-asian="normal" fo:color="#c1c0c0"/>
    </style:style>
    <style:style style:name="T36" style:family="text">
      <style:text-properties style:font-size-asian="9pt" style:font-name-complex="DejaVu Sans Mono" fo:font-style="normal" fo:color="#c1c0c0" style:font-size-complex="9pt" fo:font-size="9pt" style:font-name-asian="DejaVu Sans Mono" style:font-name="DejaVu Sans Mono" fo:font-weight="normal" style:font-weight-complex="normal" style:font-style-asian="normal" style:font-style-complex="normal" style:font-weight-asian="normal"/>
    </style:style>
    <style:style style:name="T37" style:family="text">
      <style:text-properties style:font-size-asian="9pt" style:font-name-complex="DejaVu Sans Mono" fo:font-style="normal" style:font-size-complex="9pt" fo:font-size="9pt" style:font-name-asian="DejaVu Sans Mono" style:font-name="DejaVu Sans Mono" fo:font-weight="normal" style:font-weight-complex="normal" style:font-style-asian="normal" style:font-style-complex="normal" style:font-weight-asian="normal" fo:color="#86dde9"/>
    </style:style>
    <style:style style:name="T38" style:family="text">
      <style:text-properties style:font-size-asian="9pt" style:font-name-complex="DejaVu Sans Mono" fo:font-style="normal" style:font-size-complex="9pt" fo:font-size="9pt" style:font-name-asian="DejaVu Sans Mono" style:font-name="DejaVu Sans Mono" fo:font-weight="normal" style:font-weight-complex="normal" style:font-style-asian="normal" style:font-style-complex="normal" style:font-weight-asian="normal" fo:color="#aedc70"/>
    </style:style>
    <style:style style:name="T39" style:family="text">
      <style:text-properties style:font-size-asian="9pt" style:font-name-complex="DejaVu Sans Mono" fo:font-style="normal" style:font-size-complex="9pt" fo:font-size="9pt" style:font-name-asian="DejaVu Sans Mono" style:font-name="DejaVu Sans Mono" fo:font-weight="normal" style:font-weight-complex="normal" style:font-style-asian="normal" style:font-style-complex="normal" style:font-weight-asian="normal" fo:color="#c1c0c0"/>
    </style:style>
    <style:style style:name="T40" style:family="text">
      <style:text-properties style:font-size-asian="9pt" style:font-name-complex="DejaVu Sans Mono" fo:font-style="normal" style:font-size-complex="9pt" fo:font-size="9pt" style:font-name-asian="DejaVu Sans Mono" style:font-name="DejaVu Sans Mono" fo:font-weight="normal" style:font-weight-complex="normal" style:font-style-asian="normal" style:font-style-complex="normal" style:font-weight-asian="normal" fo:color="#f59762"/>
    </style:style>
    <style:style style:name="T41" style:family="text">
      <style:text-properties style:font-size-asian="9pt" style:font-name-complex="DejaVu Sans Mono" fo:font-weight="normal" style:font-weight-complex="normal" style:font-style-asian="normal" style:font-weight-asian="normal" style:font-name-asian="DejaVu Sans Mono" fo:color="#c1c0c0" style:font-size-complex="9pt" fo:font-size="9pt" style:font-style-complex="normal" fo:font-style="normal" style:font-name="DejaVu Sans Mono"/>
    </style:style>
    <style:style style:name="T42" style:family="text">
      <style:text-properties style:font-size-asian="9pt" style:font-name-complex="DejaVu Sans Mono" fo:font-weight="normal" style:font-weight-complex="normal" style:font-style-asian="normal" style:font-weight-asian="normal" style:font-name-asian="DejaVu Sans Mono" style:font-size-complex="9pt" fo:font-size="9pt" style:font-style-complex="normal" fo:font-style="normal" style:font-name="DejaVu Sans Mono" fo:color="#86dde9"/>
    </style:style>
    <style:style style:name="T43" style:family="text">
      <style:text-properties style:font-size-asian="9pt" style:font-name-complex="DejaVu Sans Mono" fo:font-weight="normal" style:font-weight-complex="normal" style:font-style-asian="normal" style:font-weight-asian="normal" style:font-name-asian="DejaVu Sans Mono" style:font-size-complex="9pt" fo:font-size="9pt" style:font-style-complex="normal" fo:font-style="normal" style:font-name="DejaVu Sans Mono" fo:color="#aedc70"/>
    </style:style>
    <style:style style:name="T44" style:family="text">
      <style:text-properties style:font-size-asian="9pt" style:font-name-complex="DejaVu Sans Mono" fo:font-weight="normal" style:font-weight-complex="normal" style:font-style-asian="normal" style:font-weight-asian="normal" style:font-name-asian="DejaVu Sans Mono" style:font-size-complex="9pt" fo:font-size="9pt" style:font-style-complex="normal" fo:font-style="normal" style:font-name="DejaVu Sans Mono" fo:color="#c1c0c0"/>
    </style:style>
    <style:style style:name="T45" style:family="text">
      <style:text-properties style:font-size-asian="9pt" style:font-name-complex="DejaVu Sans Mono" fo:font-weight="normal" style:font-weight-complex="normal" style:font-style-asian="normal" style:font-weight-asian="normal" style:font-name-asian="DejaVu Sans Mono" style:font-size-complex="9pt" fo:font-size="9pt" style:font-style-complex="normal" fo:font-style="normal" style:font-name="DejaVu Sans Mono" fo:color="#f59762"/>
    </style:style>
    <style:style style:name="T46" style:family="text">
      <style:text-properties style:font-size-asian="9pt" style:font-name-complex="DejaVu Sans Mono" style:font-style-asian="normal" style:font-weight-asian="normal" style:font-weight-complex="normal" fo:font-weight="normal" fo:color="#c1c0c0" style:font-size-complex="9pt" style:font-name-asian="DejaVu Sans Mono" style:font-name="DejaVu Sans Mono" fo:font-style="normal" fo:font-size="9pt" style:font-style-complex="normal"/>
    </style:style>
    <style:style style:name="T47" style:family="text">
      <style:text-properties style:font-size-asian="9pt" style:font-name-complex="DejaVu Sans Mono" style:font-style-asian="normal" style:font-weight-asian="normal" style:font-weight-complex="normal" fo:font-weight="normal" style:font-size-complex="9pt" style:font-name-asian="DejaVu Sans Mono" style:font-name="DejaVu Sans Mono" fo:font-style="normal" fo:font-size="9pt" style:font-style-complex="normal" fo:color="#86dde9"/>
    </style:style>
    <style:style style:name="T48" style:family="text">
      <style:text-properties style:font-size-asian="9pt" style:font-name-complex="DejaVu Sans Mono" style:font-style-asian="normal" style:font-weight-asian="normal" style:font-weight-complex="normal" fo:font-weight="normal" style:font-size-complex="9pt" style:font-name-asian="DejaVu Sans Mono" style:font-name="DejaVu Sans Mono" fo:font-style="normal" fo:font-size="9pt" style:font-style-complex="normal" fo:color="#aedc70"/>
    </style:style>
    <style:style style:name="T49" style:family="text">
      <style:text-properties style:font-size-asian="9pt" style:font-name-complex="DejaVu Sans Mono" style:font-style-asian="normal" style:font-weight-asian="normal" style:font-weight-complex="normal" fo:font-weight="normal" style:font-size-complex="9pt" style:font-name-asian="DejaVu Sans Mono" style:font-name="DejaVu Sans Mono" fo:font-style="normal" fo:font-size="9pt" style:font-style-complex="normal" fo:color="#c1c0c0"/>
    </style:style>
    <style:style style:name="T50" style:family="text">
      <style:text-properties style:font-size-asian="9pt" style:font-name-complex="DejaVu Sans Mono" style:font-style-asian="normal" style:font-weight-asian="normal" style:font-weight-complex="normal" fo:font-weight="normal" style:font-size-complex="9pt" style:font-name-asian="DejaVu Sans Mono" style:font-name="DejaVu Sans Mono" fo:font-style="normal" fo:font-size="9pt" style:font-style-complex="normal" fo:color="#f59762"/>
    </style:style>
    <style:style style:name="T51" style:family="text">
      <style:text-properties style:font-style-asian="normal" fo:font-size="9pt" fo:font-style="normal" style:font-name-asian="DejaVu Sans Mono" style:font-style-complex="normal" style:font-weight-complex="normal" style:font-size-asian="9pt" style:font-name-complex="DejaVu Sans Mono" fo:font-weight="normal" fo:color="#c1c0c0" style:font-name="DejaVu Sans Mono" style:font-size-complex="9pt" style:font-weight-asian="normal"/>
    </style:style>
    <style:style style:name="T52" style:family="text">
      <style:text-properties style:font-style-asian="normal" fo:font-size="9pt" fo:font-style="normal" style:font-name-asian="DejaVu Sans Mono" style:font-style-complex="normal" style:font-weight-complex="normal" style:font-size-asian="9pt" style:font-name-complex="DejaVu Sans Mono" fo:font-weight="normal" style:font-name="DejaVu Sans Mono" style:font-size-complex="9pt" style:font-weight-asian="normal" fo:color="#86dde9"/>
    </style:style>
    <style:style style:name="T53" style:family="text">
      <style:text-properties style:font-style-asian="normal" fo:font-size="9pt" fo:font-style="normal" style:font-name-asian="DejaVu Sans Mono" style:font-style-complex="normal" style:font-weight-complex="normal" style:font-size-asian="9pt" style:font-name-complex="DejaVu Sans Mono" fo:font-weight="normal" style:font-name="DejaVu Sans Mono" style:font-size-complex="9pt" style:font-weight-asian="normal" fo:color="#aedc70"/>
    </style:style>
    <style:style style:name="T54" style:family="text">
      <style:text-properties style:font-style-asian="normal" fo:font-size="9pt" fo:font-style="normal" style:font-name-asian="DejaVu Sans Mono" style:font-style-complex="normal" style:font-weight-complex="normal" style:font-size-asian="9pt" style:font-name-complex="DejaVu Sans Mono" fo:font-weight="normal" style:font-name="DejaVu Sans Mono" style:font-size-complex="9pt" style:font-weight-asian="normal" fo:color="#c1c0c0"/>
    </style:style>
    <style:style style:name="T55" style:family="text">
      <style:text-properties style:font-style-asian="normal" fo:font-size="9pt" fo:font-style="normal" style:font-name-asian="DejaVu Sans Mono" style:font-style-complex="normal" style:font-weight-complex="normal" style:font-size-asian="9pt" style:font-name-complex="DejaVu Sans Mono" fo:font-weight="normal" style:font-name="DejaVu Sans Mono" style:font-size-complex="9pt" style:font-weight-asian="normal" fo:color="#f59762"/>
    </style:style>
    <style:style style:name="T56" style:family="text">
      <style:text-properties fo:color="#c1c0c0" style:font-style-asian="normal" style:font-size-complex="9pt" style:font-name="DejaVu Sans Mono" style:font-weight-asian="normal" style:font-weight-complex="normal" style:font-size-asian="9pt" style:font-name-complex="DejaVu Sans Mono" fo:font-weight="normal" fo:font-style="normal" style:font-style-complex="normal" style:font-name-asian="DejaVu Sans Mono" fo:font-size="9pt"/>
    </style:style>
    <style:style style:name="T57" style:family="text">
      <style:text-properties style:font-style-asian="normal" style:font-size-complex="9pt" style:font-name="DejaVu Sans Mono" style:font-weight-asian="normal" style:font-weight-complex="normal" style:font-size-asian="9pt" style:font-name-complex="DejaVu Sans Mono" fo:font-weight="normal" fo:font-style="normal" style:font-style-complex="normal" style:font-name-asian="DejaVu Sans Mono" fo:font-size="9pt" fo:color="#86dde9"/>
    </style:style>
    <style:style style:name="T58" style:family="text">
      <style:text-properties style:font-style-asian="normal" style:font-size-complex="9pt" style:font-name="DejaVu Sans Mono" style:font-weight-asian="normal" style:font-weight-complex="normal" style:font-size-asian="9pt" style:font-name-complex="DejaVu Sans Mono" fo:font-weight="normal" fo:font-style="normal" style:font-style-complex="normal" style:font-name-asian="DejaVu Sans Mono" fo:font-size="9pt" fo:color="#aedc70"/>
    </style:style>
    <style:style style:name="T59" style:family="text">
      <style:text-properties style:font-style-asian="normal" style:font-size-complex="9pt" style:font-name="DejaVu Sans Mono" style:font-weight-asian="normal" style:font-weight-complex="normal" style:font-size-asian="9pt" style:font-name-complex="DejaVu Sans Mono" fo:font-weight="normal" fo:font-style="normal" style:font-style-complex="normal" style:font-name-asian="DejaVu Sans Mono" fo:font-size="9pt" fo:color="#c1c0c0"/>
    </style:style>
    <style:style style:name="T60" style:family="text">
      <style:text-properties style:font-style-asian="normal" style:font-size-complex="9pt" style:font-name="DejaVu Sans Mono" style:font-weight-asian="normal" style:font-weight-complex="normal" style:font-size-asian="9pt" style:font-name-complex="DejaVu Sans Mono" fo:font-weight="normal" fo:font-style="normal" style:font-style-complex="normal" style:font-name-asian="DejaVu Sans Mono" fo:font-size="9pt" fo:color="#f59762"/>
    </style:style>
    <style:style style:name="T61" style:family="text">
      <style:text-properties style:font-name="DejaVu Sans Mono" style:font-style-complex="normal" style:font-style-asian="normal" style:font-size-complex="9pt" style:font-weight-asian="normal" style:font-weight-complex="normal" style:font-size-asian="9pt" style:font-name-complex="DejaVu Sans Mono" fo:font-weight="normal" fo:font-style="normal" style:font-name-asian="DejaVu Sans Mono" fo:font-size="9pt" fo:color="#c1c0c0"/>
    </style:style>
    <style:style style:name="T62" style:family="text">
      <style:text-properties style:font-name="DejaVu Sans Mono" style:font-style-complex="normal" style:font-style-asian="normal" style:font-size-complex="9pt" style:font-weight-asian="normal" style:font-weight-complex="normal" style:font-size-asian="9pt" style:font-name-complex="DejaVu Sans Mono" fo:font-weight="normal" fo:font-style="normal" style:font-name-asian="DejaVu Sans Mono" fo:font-size="9pt" fo:color="#86dde9"/>
    </style:style>
    <style:style style:name="T63" style:family="text">
      <style:text-properties style:font-name="DejaVu Sans Mono" style:font-style-complex="normal" style:font-style-asian="normal" style:font-size-complex="9pt" style:font-weight-asian="normal" style:font-weight-complex="normal" style:font-size-asian="9pt" style:font-name-complex="DejaVu Sans Mono" fo:font-weight="normal" fo:font-style="normal" style:font-name-asian="DejaVu Sans Mono" fo:font-size="9pt" fo:color="#aedc70"/>
    </style:style>
    <style:style style:name="T64" style:family="text">
      <style:text-properties style:font-name="DejaVu Sans Mono" style:font-style-complex="normal" style:font-style-asian="normal" style:font-size-complex="9pt" style:font-weight-asian="normal" style:font-weight-complex="normal" style:font-size-asian="9pt" style:font-name-complex="DejaVu Sans Mono" fo:font-weight="normal" fo:font-style="normal" style:font-name-asian="DejaVu Sans Mono" fo:font-size="9pt" fo:color="#f59762"/>
    </style:style>
    <style:style style:name="T65" style:family="text">
      <style:text-properties fo:color="#ff0000"/>
    </style:style>
    <style:style style:name="T66" style:family="text">
      <style:text-properties fo:color="#c1c0c0"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style:style>
    <style:style style:name="T67" style:family="text">
      <style:text-properties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fo:color="#86dde9"/>
    </style:style>
    <style:style style:name="T68" style:family="text">
      <style:text-properties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fo:color="#c1c0c0"/>
    </style:style>
    <style:style style:name="T69" style:family="text">
      <style:text-properties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fo:color="#aedc70"/>
    </style:style>
    <style:style style:name="T70" style:family="text">
      <style:text-properties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fo:color="#f59762"/>
    </style:style>
  </office:automatic-styles>
  <office:body>
    <office:spreadsheet>
      <table:calculation-settings table:automatic-find-labels="false"/>
      <table:table table:name="Data" table:style-name="ta1">
        <table:table-column table:style-name="co1" table:default-cell-style-name="ce1"/>
        <table:table-column table:style-name="co2" table:default-cell-style-name="ce10"/>
        <table:table-column table:style-name="co3" table:number-columns-repeated="1022" table:default-cell-style-name="ce10"/>
        <table:table-row table:style-name="ro1">
          <table:table-cell/>
          <table:table-cell table:style-name="ce2"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2"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2"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2"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4"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5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05</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5</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20</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33</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7</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10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1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100</text:span><text:span text:style-name="T52">, </text:span><text:span text:style-name="T55">epochs</text:span><text:span text:style-name="T52">=</text:span><text:span text:style-name="T55">100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30</text:span><text:span text:style-name="T52">, </text:span><text:span text:style-name="T55">epochs</text:span><text:span text:style-name="T52">=</text:span><text:span text:style-name="T55">30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5</text:span><text:span text:style-name="T52">, </text:span><text:span text:style-name="T55">epochs</text:span><text:span text:style-name="T52">=</text:span><text:span text:style-name="T55">5</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60</text:span><text:span text:style-name="T52">, </text:span><text:span text:style-name="T55">epochs</text:span><text:span text:style-name="T52">=</text:span><text:span text:style-name="T55">6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2</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2</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2</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2</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2</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1</text:span><text:span text:style-name="T52">, </text:span><text:span text:style-name="T55">verbose</text:span><text:span text:style-name="T52">=</text:span><text:span text:style-name="T55">2</text:span><text:span text:style-name="T52">)</text:span></text:p>
          </table:table-cell>
          <table:table-cell table:style-name="ce7"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600</text:span><text:span text:style-name="T52">, </text:span><text:span text:style-name="T55">epochs</text:span><text:span text:style-name="T52">=</text:span><text:span text:style-name="T55">10</text:span><text:span text:style-name="T52">, </text:span><text:span text:style-name="T55">validation_split</text:span><text:span text:style-name="T52">=</text:span><text:span text:style-name="T55">0.2</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2</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1">model</text:span><text:span text:style-name="T52">.</text:span><text:span text:style-name="T53">fit</text:span><text:span text:style-name="T52">(</text:span><text:span text:style-name="T54">X_train</text:span><text:span text:style-name="T52">, </text:span><text:span text:style-name="T54">Y_train</text:span><text:span text:style-name="T52">, </text:span><text:span text:style-name="T55">batch_size</text:span><text:span text:style-name="T52">=</text:span><text:span text:style-name="T55">200</text:span><text:span text:style-name="T52">, </text:span><text:span text:style-name="T55">epochs</text:span><text:span text:style-name="T52">=</text:span><text:span text:style-name="T55">25</text:span><text:span text:style-name="T52">, </text:span><text:span text:style-name="T55">validation_split</text:span><text:span text:style-name="T52">=</text:span><text:span text:style-name="T55">0.2</text:span><text:span text:style-name="T52">, </text:span><text:span text:style-name="T55">verbose</text:span><text:span text:style-name="T52">=</text:span><text:span text:style-name="T55">2</text:span><text:span text:style-name="T52">)</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120</text:span><text:span text:style-name="T57">], </text:span><text:span text:style-name="T59">Y_train</text:span><text:span text:style-name="T57">[::</text:span><text:span text:style-name="T60">120</text:span><text:span text:style-name="T57">], </text:span><text:span text:style-name="T60">batch_size</text:span><text:span text:style-name="T57">=</text:span><text:span text:style-name="T60">200</text:span><text:span text:style-name="T57">, </text:span><text:span text:style-name="T60">epochs</text:span><text:span text:style-name="T57">=</text:span><text:span text:style-name="T60">25</text:span><text:span text:style-name="T57">, </text:span><text:span text:style-name="T60">validation_split</text:span><text:span text:style-name="T57">=</text:span><text:span text:style-name="T60">0.2</text:span><text:span text:style-name="T57">, </text:span><text:span text:style-name="T60">verbose</text:span><text:span text:style-name="T57">=</text:span><text:span text:style-name="T60">2</text:span><text:span text:style-name="T57">)</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120</text:span><text:span text:style-name="T57">], </text:span><text:span text:style-name="T59">Y_train</text:span><text:span text:style-name="T57">[::</text:span><text:span text:style-name="T60">120</text:span><text:span text:style-name="T57">], </text:span><text:span text:style-name="T60">batch_size</text:span><text:span text:style-name="T57">=</text:span><text:span text:style-name="T60">200</text:span><text:span text:style-name="T57">, </text:span><text:span text:style-name="T60">epochs</text:span><text:span text:style-name="T57">=</text:span><text:span text:style-name="T60">25</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7"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120</text:span><text:span text:style-name="T57">], </text:span><text:span text:style-name="T59">Y_train</text:span><text:span text:style-name="T57">[::</text:span><text:span text:style-name="T60">120</text:span><text:span text:style-name="T57">], </text:span><text:span text:style-name="T60">batch_size</text:span><text:span text:style-name="T57">=</text:span><text:span text:style-name="T60">200</text:span><text:span text:style-name="T57">, </text:span><text:span text:style-name="T60">epochs</text:span><text:span text:style-name="T57">=</text:span><text:span text:style-name="T60">25</text:span><text:span text:style-name="T57">, </text:span><text:span text:style-name="T60">validation_split</text:span><text:span text:style-name="T57">=</text:span><text:span text:style-name="T60">0.05</text:span><text:span text:style-name="T57">, </text:span><text:span text:style-name="T60">verbose</text:span><text:span text:style-name="T57">=</text:span><text:span text:style-name="T60">2</text:span><text:span text:style-name="T57">)</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120</text:span><text:span text:style-name="T57">], </text:span><text:span text:style-name="T59">Y_train</text:span><text:span text:style-name="T57">[::</text:span><text:span text:style-name="T60">120</text:span><text:span text:style-name="T57">], </text:span><text:span text:style-name="T60">batch_size</text:span><text:span text:style-name="T57">=</text:span><text:span text:style-name="T60">100</text:span><text:span text:style-name="T57">, </text:span><text:span text:style-name="T60">epochs</text:span><text:span text:style-name="T57">=</text:span><text:span text:style-name="T60">25</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120</text:span><text:span text:style-name="T57">], </text:span><text:span text:style-name="T59">Y_train</text:span><text:span text:style-name="T57">[::</text:span><text:span text:style-name="T60">120</text:span><text:span text:style-name="T57">], </text:span><text:span text:style-name="T60">batch_size</text:span><text:span text:style-name="T57">=</text:span><text:span text:style-name="T60">50</text:span><text:span text:style-name="T57">, </text:span><text:span text:style-name="T60">epochs</text:span><text:span text:style-name="T57">=</text:span><text:span text:style-name="T60">25</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7" office:value-type="string" calcext:value-type="string">
            <text:p><text:span text:style-name="T61">model</text:span><text:span text:style-name="T62">.</text:span><text:span text:style-name="T63">fit</text:span><text:span text:style-name="T62">(</text:span><text:span text:style-name="T61">X_train</text:span><text:span text:style-name="T62">[::</text:span><text:span text:style-name="T64">120</text:span><text:span text:style-name="T62">], </text:span><text:span text:style-name="T61">Y_train</text:span><text:span text:style-name="T62">[::</text:span><text:span text:style-name="T64">120</text:span><text:span text:style-name="T62">], </text:span><text:span text:style-name="T64">batch_size</text:span><text:span text:style-name="T62">=</text:span><text:span text:style-name="T64">100</text:span><text:span text:style-name="T62">, </text:span><text:span text:style-name="T64">epochs</text:span><text:span text:style-name="T62">=1</text:span><text:span text:style-name="T64">5</text:span><text:span text:style-name="T62">, </text:span><text:span text:style-name="T64">validation_split</text:span><text:span text:style-name="T62">=</text:span><text:span text:style-name="T64">0.1</text:span><text:span text:style-name="T62">, </text:span><text:span text:style-name="T64">verbose</text:span><text:span text:style-name="T62">=</text:span><text:span text:style-name="T64">2</text:span><text:span text:style-name="T62">)</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120</text:span><text:span text:style-name="T57">], </text:span><text:span text:style-name="T59">Y_train</text:span><text:span text:style-name="T57">[::</text:span><text:span text:style-name="T60">120</text:span><text:span text:style-name="T57">], </text:span><text:span text:style-name="T60">batch_size</text:span><text:span text:style-name="T57">=</text:span><text:span text:style-name="T60">100</text:span><text:span text:style-name="T57">, </text:span><text:span text:style-name="T60">epochs</text:span><text:span text:style-name="T57">=</text:span><text:span text:style-name="T60">55</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120</text:span><text:span text:style-name="T57">], </text:span><text:span text:style-name="T59">Y_train</text:span><text:span text:style-name="T57">[::</text:span><text:span text:style-name="T60">120</text:span><text:span text:style-name="T57">], </text:span><text:span text:style-name="T60">batch_size</text:span><text:span text:style-name="T57">=</text:span><text:span text:style-name="T60">100</text:span><text:span text:style-name="T57">, </text:span><text:span text:style-name="T60">epochs</text:span><text:span text:style-name="T57">=</text:span><text:span text:style-name="T60">100</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7" office:value-type="string" calcext:value-type="string">
            <text:p><text:span text:style-name="T61">model</text:span><text:span text:style-name="T62">.</text:span><text:span text:style-name="T63">fit</text:span><text:span text:style-name="T62">(</text:span><text:span text:style-name="T61">X_train</text:span><text:span text:style-name="T62">[::</text:span><text:span text:style-name="T64">120</text:span><text:span text:style-name="T62">], </text:span><text:span text:style-name="T61">Y_train</text:span><text:span text:style-name="T62">[::</text:span><text:span text:style-name="T64">120</text:span><text:span text:style-name="T62">], </text:span><text:span text:style-name="T64">batch_size</text:span><text:span text:style-name="T62">=</text:span><text:span text:style-name="T64">25</text:span><text:span text:style-name="T62">, </text:span><text:span text:style-name="T64">epochs</text:span><text:span text:style-name="T62">=</text:span><text:span text:style-name="T64">100</text:span><text:span text:style-name="T62">, </text:span><text:span text:style-name="T64">validation_split</text:span><text:span text:style-name="T62">=</text:span><text:span text:style-name="T64">0.1</text:span><text:span text:style-name="T62">, </text:span><text:span text:style-name="T64">verbose</text:span><text:span text:style-name="T62">=</text:span><text:span text:style-name="T64">2</text:span><text:span text:style-name="T62">)</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300</text:span><text:span text:style-name="T57">], </text:span><text:span text:style-name="T59">Y_train</text:span><text:span text:style-name="T57">[::</text:span><text:span text:style-name="T60">300</text:span><text:span text:style-name="T57">], </text:span><text:span text:style-name="T60">batch_size</text:span><text:span text:style-name="T57">=</text:span><text:span text:style-name="T60">100</text:span><text:span text:style-name="T57">, </text:span><text:span text:style-name="T60">epochs</text:span><text:span text:style-name="T57">=</text:span><text:span text:style-name="T60">50</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300</text:span><text:span text:style-name="T57">], </text:span><text:span text:style-name="T59">Y_train</text:span><text:span text:style-name="T57">[::</text:span><text:span text:style-name="T60">300</text:span><text:span text:style-name="T57">], </text:span><text:span text:style-name="T60">batch_size</text:span><text:span text:style-name="T57">=</text:span><text:span text:style-name="T60">100</text:span><text:span text:style-name="T57">, </text:span><text:span text:style-name="T60">epochs</text:span><text:span text:style-name="T57">=</text:span><text:span text:style-name="T60">50</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300</text:span><text:span text:style-name="T57">], </text:span><text:span text:style-name="T59">Y_train</text:span><text:span text:style-name="T57">[::</text:span><text:span text:style-name="T60">300</text:span><text:span text:style-name="T57">], </text:span><text:span text:style-name="T60">batch_size</text:span><text:span text:style-name="T57">=</text:span><text:span text:style-name="T60">60</text:span><text:span text:style-name="T57">, </text:span><text:span text:style-name="T60">epochs</text:span><text:span text:style-name="T57">=</text:span><text:span text:style-name="T60">50</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7" office:value-type="string" calcext:value-type="string">
            <text:p><text:span text:style-name="T61">model</text:span><text:span text:style-name="T62">.</text:span><text:span text:style-name="T63">fit</text:span><text:span text:style-name="T62">(</text:span><text:span text:style-name="T61">X_train</text:span><text:span text:style-name="T62">[::</text:span><text:span text:style-name="T64">300</text:span><text:span text:style-name="T62">], </text:span><text:span text:style-name="T61">Y_train</text:span><text:span text:style-name="T62">[::</text:span><text:span text:style-name="T64">300</text:span><text:span text:style-name="T62">], </text:span><text:span text:style-name="T64">batch_size</text:span><text:span text:style-name="T62">=</text:span><text:span text:style-name="T64">15</text:span><text:span text:style-name="T62">, </text:span><text:span text:style-name="T64">epochs</text:span><text:span text:style-name="T62">=</text:span><text:span text:style-name="T64">50</text:span><text:span text:style-name="T62">, </text:span><text:span text:style-name="T64">validation_split</text:span><text:span text:style-name="T62">=</text:span><text:span text:style-name="T64">0.1</text:span><text:span text:style-name="T62">, </text:span><text:span text:style-name="T64">verbose</text:span><text:span text:style-name="T62">=</text:span><text:span text:style-name="T64">2</text:span><text:span text:style-name="T62">)</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300</text:span><text:span text:style-name="T57">], </text:span><text:span text:style-name="T59">Y_train</text:span><text:span text:style-name="T57">[::</text:span><text:span text:style-name="T60">300</text:span><text:span text:style-name="T57">], </text:span><text:span text:style-name="T60">batch_size</text:span><text:span text:style-name="T57">=</text:span><text:span text:style-name="T60">2</text:span><text:span text:style-name="T57">, </text:span><text:span text:style-name="T60">epochs</text:span><text:span text:style-name="T57">=</text:span><text:span text:style-name="T60">50</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7"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300</text:span><text:span text:style-name="T57">], </text:span><text:span text:style-name="T59">Y_train</text:span><text:span text:style-name="T57">[::</text:span><text:span text:style-name="T60">300</text:span><text:span text:style-name="T57">], </text:span><text:span text:style-name="T60">batch_size</text:span><text:span text:style-name="T57">=</text:span><text:span text:style-name="T60">2</text:span><text:span text:style-name="T57">, </text:span><text:span text:style-name="T60">epochs</text:span><text:span text:style-name="T57">=2</text:span><text:span text:style-name="T60">0</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6"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120</text:span><text:span text:style-name="T57">], </text:span><text:span text:style-name="T59">Y_train</text:span><text:span text:style-name="T57">[::</text:span><text:span text:style-name="T60">120</text:span><text:span text:style-name="T57">], </text:span><text:span text:style-name="T60">batch_size</text:span><text:span text:style-name="T57">=</text:span><text:span text:style-name="T60">2</text:span><text:span text:style-name="T57">, </text:span><text:span text:style-name="T60">epochs</text:span><text:span text:style-name="T57">=</text:span><text:span text:style-name="T60">20</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7" office:value-type="string" calcext:value-type="string">
            <text:p><text:span text:style-name="T56">model</text:span><text:span text:style-name="T57">.</text:span><text:span text:style-name="T58">fit</text:span><text:span text:style-name="T57">(</text:span><text:span text:style-name="T59">X_train</text:span><text:span text:style-name="T57">[::</text:span><text:span text:style-name="T60">120</text:span><text:span text:style-name="T57">], </text:span><text:span text:style-name="T59">Y_train</text:span><text:span text:style-name="T57">[::</text:span><text:span text:style-name="T60">120</text:span><text:span text:style-name="T57">], </text:span><text:span text:style-name="T60">batch_size</text:span><text:span text:style-name="T57">=</text:span><text:span text:style-name="T60">2</text:span><text:span text:style-name="T57">, </text:span><text:span text:style-name="T60">epochs</text:span><text:span text:style-name="T57">=</text:span><text:span text:style-name="T60">25</text:span><text:span text:style-name="T57">, </text:span><text:span text:style-name="T60">validation_split</text:span><text:span text:style-name="T57">=</text:span><text:span text:style-name="T60">0.1</text:span><text:span text:style-name="T57">, </text:span><text:span text:style-name="T60">verbose</text:span><text:span text:style-name="T57">=</text:span><text:span text:style-name="T60">2</text:span><text:span text:style-name="T57">)</text:span></text:p>
          </table:table-cell>
          <table:table-cell table:style-name="ce1" table:number-columns-repeated="924"/>
        </table:table-row>
        <table:table-row table:style-name="ro1">
          <table:table-cell table:style-name="ce2"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style-name="ce9" office:value-type="string" calcext:value-type="string">
            <text:p>96.93</text:p>
          </table:table-cell>
          <table:table-cell table:number-columns-repeated="1022"/>
        </table:table-row>
        <table:table-row table:style-name="ro1">
          <table:table-cell table:style-name="ce2"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3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table-cell table:style-name="ce9" office:value-type="string" calcext:value-type="string">
            <text:p>97.86</text:p>
          </table:table-cell>
          <table:table-cell table:number-columns-repeated="1021"/>
        </table:table-row>
        <table:table-row table:style-name="ro1">
          <table:table-cell table:style-name="ce3"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
          <table:table-cell table:style-name="ce9" office:value-type="string" calcext:value-type="string">
            <text:p>98.07000000000001</text:p>
          </table:table-cell>
          <table:table-cell table:number-columns-repeated="1020"/>
        </table:table-row>
        <table:table-row table:style-name="ro1">
          <table:table-cell table:style-name="ce3"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784</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
          <table:table-cell table:style-name="ce9" office:value-type="string" calcext:value-type="string">
            <text:p>97.85000000000001</text:p>
          </table:table-cell>
          <table:table-cell table:number-columns-repeated="1019"/>
        </table:table-row>
        <table:table-row table:style-name="ro1">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9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4"/>
          <table:table-cell table:style-name="ce9" office:value-type="string" calcext:value-type="string">
            <text:p>97.95</text:p>
          </table:table-cell>
          <table:table-cell table:number-columns-repeated="1018"/>
        </table:table-row>
        <table:table-row table:style-name="ro1">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2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5"/>
          <table:table-cell table:style-name="ce9" office:value-type="string" calcext:value-type="string">
            <text:p>97.92999999999999</text:p>
          </table:table-cell>
          <table:table-cell table:number-columns-repeated="1017"/>
        </table:table-row>
        <table:table-row table:style-name="ro1">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6"/>
          <table:table-cell table:style-name="ce9" office:value-type="string" calcext:value-type="string">
            <text:p>97.85000000000001</text:p>
          </table:table-cell>
          <table:table-cell table:number-columns-repeated="1016"/>
        </table:table-row>
        <table:table-row table:style-name="ro1">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7"/>
          <table:table-cell table:style-name="ce9" office:value-type="string" calcext:value-type="string">
            <text:p>97.92999999999999</text:p>
          </table:table-cell>
          <table:table-cell table:number-columns-repeated="1015"/>
        </table:table-row>
        <table:table-row table:style-name="ro1">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8"/>
          <table:table-cell table:style-name="ce9" office:value-type="string" calcext:value-type="string">
            <text:p>97.7</text:p>
          </table:table-cell>
          <table:table-cell table:number-columns-repeated="1014"/>
        </table:table-row>
        <table:table-row table:style-name="ro1">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3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9"/>
          <table:table-cell table:style-name="ce9" office:value-type="string" calcext:value-type="string">
            <text:p>97.87</text:p>
          </table:table-cell>
          <table:table-cell table:number-columns-repeated="1013"/>
        </table:table-row>
        <table:table-row table:style-name="ro1">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0"/>
          <table:table-cell table:style-name="ce9" office:value-type="string" calcext:value-type="string">
            <text:p>93.64</text:p>
          </table:table-cell>
          <table:table-cell table:number-columns-repeated="1012"/>
        </table:table-row>
        <table:table-row table:style-name="ro1">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1"/>
          <table:table-cell table:style-name="ce9" office:value-type="string" calcext:value-type="string">
            <text:p>93.4</text:p>
          </table:table-cell>
          <table:table-cell table:number-columns-repeated="1011"/>
        </table:table-row>
        <table:table-row table:style-name="ro1">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3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2"/>
          <table:table-cell table:style-name="ce9" office:value-type="string" calcext:value-type="string">
            <text:p>93.22</text:p>
          </table:table-cell>
          <table:table-cell table:number-columns-repeated="1010"/>
        </table:table-row>
        <table:table-row table:style-name="ro1">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784</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3"/>
          <table:table-cell table:style-name="ce9" office:value-type="string" calcext:value-type="string">
            <text:p>92.12</text:p>
          </table:table-cell>
          <table:table-cell table:number-columns-repeated="1009"/>
        </table:table-row>
        <table:table-row table:style-name="ro1">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5</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4"/>
          <table:table-cell table:style-name="ce9" office:value-type="string" calcext:value-type="string">
            <text:p>89.51</text:p>
          </table:table-cell>
          <table:table-cell table:number-columns-repeated="1008"/>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s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15"/>
          <table:table-cell table:style-name="ce9" office:value-type="string" calcext:value-type="string">
            <text:p>96.41</text:p>
          </table:table-cell>
          <table:table-cell table:number-columns-repeated="1007"/>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342</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s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16"/>
          <table:table-cell table:style-name="ce9" office:value-type="string" calcext:value-type="string">
            <text:p>97.00999999999999</text:p>
          </table:table-cell>
          <table:table-cell table:number-columns-repeated="1006"/>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784</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s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17"/>
          <table:table-cell table:style-name="ce9" office:value-type="string" calcext:value-type="string">
            <text:p>97.28999999999999</text:p>
          </table:table-cell>
          <table:table-cell table:number-columns-repeated="1005"/>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2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s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18"/>
          <table:table-cell table:style-name="ce9" office:value-type="string" calcext:value-type="string">
            <text:p>97.2</text:p>
          </table:table-cell>
          <table:table-cell table:number-columns-repeated="1004"/>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s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19"/>
          <table:table-cell table:style-name="ce9" office:value-type="string" calcext:value-type="string">
            <text:p>97.08</text:p>
          </table:table-cell>
          <table:table-cell table:number-columns-repeated="1003"/>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0"/>
          <table:table-cell table:style-name="ce9" office:value-type="string" calcext:value-type="string">
            <text:p>96.71</text:p>
          </table:table-cell>
          <table:table-cell table:number-columns-repeated="1002"/>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384</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1"/>
          <table:table-cell table:style-name="ce9" office:value-type="string" calcext:value-type="string">
            <text:p>97.57000000000001</text:p>
          </table:table-cell>
          <table:table-cell table:number-columns-repeated="1001"/>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784</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2"/>
          <table:table-cell table:style-name="ce9" office:value-type="string" calcext:value-type="string">
            <text:p>97.53</text:p>
          </table:table-cell>
          <table:table-cell table:number-columns-repeated="1000"/>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2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3"/>
          <table:table-cell table:style-name="ce9" office:value-type="string" calcext:value-type="string">
            <text:p>97.61999999999999</text:p>
          </table:table-cell>
          <table:table-cell table:number-columns-repeated="999"/>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4"/>
          <table:table-cell table:style-name="ce9" office:value-type="string" calcext:value-type="string">
            <text:p>97.47</text:p>
          </table:table-cell>
          <table:table-cell table:number-columns-repeated="998"/>
        </table:table-row>
        <table:table-row table:style-name="ro3">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5"/>
          <table:table-cell table:style-name="ce9" office:value-type="string" calcext:value-type="string">
            <text:p>97.37</text:p>
          </table:table-cell>
          <table:table-cell table:number-columns-repeated="997"/>
        </table:table-row>
        <table:table-row table:style-name="ro3">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3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6"/>
          <table:table-cell table:style-name="ce9" office:value-type="string" calcext:value-type="string">
            <text:p>97.3</text:p>
          </table:table-cell>
          <table:table-cell table:number-columns-repeated="996"/>
        </table:table-row>
        <table:table-row table:style-name="ro3">
          <table:table-cell table:style-name="ce6"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7"/>
          <table:table-cell table:style-name="ce9" office:value-type="string" calcext:value-type="string">
            <text:p>97.74000000000001</text:p>
          </table:table-cell>
          <table:table-cell table:number-columns-repeated="995"/>
        </table:table-row>
        <table:table-row table:style-name="ro3">
          <table:table-cell table:style-name="ce6"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8"/>
          <table:table-cell table:style-name="ce9" office:value-type="string" calcext:value-type="string">
            <text:p>97.96000000000001</text:p>
          </table:table-cell>
          <table:table-cell table:number-columns-repeated="994"/>
        </table:table-row>
        <table:table-row table:style-name="ro3">
          <table:table-cell table:style-name="ce6"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29"/>
          <table:table-cell table:style-name="ce9" office:value-type="string" calcext:value-type="string">
            <text:p>98.05</text:p>
          </table:table-cell>
          <table:table-cell table:number-columns-repeated="993"/>
        </table:table-row>
        <table:table-row table:style-name="ro3">
          <table:table-cell table:style-name="ce6"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0"/>
          <table:table-cell table:style-name="ce9" office:value-type="string" calcext:value-type="string">
            <text:p>97.89999999999999</text:p>
          </table:table-cell>
          <table:table-cell table:number-columns-repeated="992"/>
        </table:table-row>
        <table:table-row table:style-name="ro3">
          <table:table-cell table:style-name="ce6"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1"/>
          <table:table-cell table:style-name="ce9" office:value-type="string" calcext:value-type="string">
            <text:p>97.23</text:p>
          </table:table-cell>
          <table:table-cell table:number-columns-repeated="991"/>
        </table:table-row>
        <table:table-row table:style-name="ro3">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2"/>
          <table:table-cell table:style-name="ce9" office:value-type="string" calcext:value-type="string">
            <text:p>97.74000000000001</text:p>
          </table:table-cell>
          <table:table-cell table:number-columns-repeated="990"/>
        </table:table-row>
        <table:table-row table:style-name="ro3">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3"/>
          <table:table-cell table:style-name="ce9" office:value-type="string" calcext:value-type="string">
            <text:p>97.92999999999999</text:p>
          </table:table-cell>
          <table:table-cell table:number-columns-repeated="989"/>
        </table:table-row>
        <table:table-row table:style-name="ro3">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4"/>
          <table:table-cell table:style-name="ce9" office:value-type="string" calcext:value-type="string">
            <text:p>97.59</text:p>
          </table:table-cell>
          <table:table-cell table:number-columns-repeated="988"/>
        </table:table-row>
        <table:table-row table:style-name="ro3">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5"/>
          <table:table-cell table:style-name="ce9" office:value-type="string" calcext:value-type="string">
            <text:p>97.22</text:p>
          </table:table-cell>
          <table:table-cell table:number-columns-repeated="987"/>
        </table:table-row>
        <table:table-row table:style-name="ro3">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6"/>
          <table:table-cell table:style-name="ce9" office:value-type="string" calcext:value-type="string">
            <text:p>97.8</text:p>
          </table:table-cell>
          <table:table-cell table:number-columns-repeated="986"/>
        </table:table-row>
        <table:table-row table:style-name="ro2">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7"/>
          <table:table-cell table:style-name="ce11" office:value-type="string" calcext:value-type="string">
            <text:p>97.06</text:p>
          </table:table-cell>
          <table:table-cell table:number-columns-repeated="985"/>
        </table:table-row>
        <table:table-row table:style-name="ro3">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8"/>
          <table:table-cell table:style-name="ce9" office:value-type="string" calcext:value-type="string">
            <text:p>97.54</text:p>
          </table:table-cell>
          <table:table-cell table:number-columns-repeated="984"/>
        </table:table-row>
        <table:table-row table:style-name="ro3">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39"/>
          <table:table-cell table:style-name="ce9" office:value-type="string" calcext:value-type="string">
            <text:p>98.1</text:p>
          </table:table-cell>
          <table:table-cell table:number-columns-repeated="983"/>
        </table:table-row>
        <table:table-row table:style-name="ro3">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40"/>
          <table:table-cell table:style-name="ce9" office:value-type="string" calcext:value-type="string">
            <text:p>98.13</text:p>
          </table:table-cell>
          <table:table-cell table:number-columns-repeated="982"/>
        </table:table-row>
        <table:table-row table:style-name="ro3">
          <table:table-cell table:style-name="ce7"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41"/>
          <table:table-cell table:style-name="ce9" office:value-type="string" calcext:value-type="string">
            <text:p>98.0</text:p>
          </table:table-cell>
          <table:table-cell table:number-columns-repeated="981"/>
        </table:table-row>
        <table:table-row table:style-name="ro3">
          <table:table-cell table:style-name="ce6"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300</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p>
          </table:table-cell>
          <table:table-cell table:number-columns-repeated="42"/>
          <table:table-cell table:style-name="ce9" office:value-type="string" calcext:value-type="string">
            <text:p>98.1</text:p>
          </table:table-cell>
          <table:table-cell table:number-columns-repeated="980"/>
        </table:table-row>
        <table:table-row table:style-name="ro4">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00</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3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1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43"/>
          <table:table-cell table:style-name="ce9" office:value-type="string" calcext:value-type="string">
            <text:p>98.08</text:p>
          </table:table-cell>
          <table:table-cell table:number-columns-repeated="979"/>
        </table:table-row>
        <table:table-row table:style-name="ro4">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00</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3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1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44"/>
          <table:table-cell table:style-name="ce9" office:value-type="string" calcext:value-type="string">
            <text:p>98.07000000000001</text:p>
          </table:table-cell>
          <table:table-cell table:number-columns-repeated="978"/>
        </table:table-row>
        <table:table-row table:style-name="ro4">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00</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3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1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45"/>
          <table:table-cell table:style-name="ce9" office:value-type="string" calcext:value-type="string">
            <text:p>97.78</text:p>
          </table:table-cell>
          <table:table-cell table:number-columns-repeated="977"/>
        </table:table-row>
        <table:table-row table:style-name="ro5">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00</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46"/>
          <table:table-cell table:style-name="ce9" office:value-type="string" calcext:value-type="string">
            <text:p>98.3</text:p>
          </table:table-cell>
          <table:table-cell table:number-columns-repeated="976"/>
        </table:table-row>
        <table:table-row table:style-name="ro6">
          <table:table-cell table:style-name="ce6"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5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add</text:span><text:span text:style-name="T12">(</text:span><text:span text:style-name="T13">Dense</text:span><text:span text:style-name="T12">(</text:span><text:span text:style-name="T14">78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add</text:span><text:span text:style-name="T12">(</text:span><text:span text:style-name="T13">Dropout</text:span><text:span text:style-name="T12">(</text:span><text:span text:style-name="T14">0.5</text:span><text:span text:style-name="T12">))</text:span><text:span text:style-name="T15">model</text:span><text:span text:style-name="T12">.</text:span><text:span text:style-name="T13">add</text:span><text:span text:style-name="T12">(</text:span><text:span text:style-name="T13">Dense</text:span><text:span text:style-name="T12">(</text:span><text:span text:style-name="T14">382</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add</text:span><text:span text:style-name="T12">(</text:span><text:span text:style-name="T13">Dropout</text:span><text:span text:style-name="T12">(</text:span><text:span text:style-name="T14">0.5</text:span><text:span text:style-name="T12">))</text:span><text:span text:style-name="T15">model</text:span><text:span text:style-name="T12">.</text:span><text:span text:style-name="T13">add</text:span><text:span text:style-name="T12">(</text:span><text:span text:style-name="T13">Dense</text:span><text:span text:style-name="T12">(</text:span><text:span text:style-name="T14">141</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add</text:span><text:span text:style-name="T12">(</text:span><text:span text:style-name="T13">Dropout</text:span><text:span text:style-name="T12">(</text:span><text:span text:style-name="T14">0.33</text:span><text:span text:style-name="T12">))</text:span><text:span text:style-name="T15">model</text:span><text:span text:style-name="T12">.</text:span><text:span text:style-name="T13">add</text:span><text:span text:style-name="T12">(</text:span><text:span text:style-name="T13">Dense</text:span><text:span text:style-name="T12">(</text:span><text:span text:style-name="T14">70</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add</text:span><text:span text:style-name="T12">(</text:span><text:span text:style-name="T13">Dropout</text:span><text:span text:style-name="T12">(</text:span><text:span text:style-name="T14">0.33</text:span><text:span text:style-name="T12">))</text:span><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47"/>
          <table:table-cell table:style-name="ce9" office:value-type="string" calcext:value-type="string">
            <text:p>98.04</text:p>
          </table:table-cell>
          <table:table-cell table:number-columns-repeated="975"/>
        </table:table-row>
        <table:table-row table:style-name="ro7">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00</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2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48"/>
          <table:table-cell table:style-name="ce11" office:value-type="string" calcext:value-type="string">
            <text:p>98.16</text:p>
          </table:table-cell>
          <table:table-cell table:number-columns-repeated="974"/>
        </table:table-row>
        <table:table-row table:style-name="ro8">
          <table:table-cell table:style-name="ce6" office:value-type="string" calcext:value-type="string">
            <text:p><text:span text:style-name="T16">model</text:span><text:span text:style-name="T17">.</text:span><text:span text:style-name="T18">add</text:span><text:span text:style-name="T17">(</text:span><text:span text:style-name="T18">Dense</text:span><text:span text:style-name="T17">(</text:span><text:span text:style-name="T19">500</text:span><text:span text:style-name="T17">, </text:span><text:span text:style-name="T19">input_dim</text:span><text:span text:style-name="T17">=</text:span><text:span text:style-name="T19">784</text:span><text:span text:style-name="T17">, </text:span><text:span text:style-name="T19">activation</text:span><text:span text:style-name="T17">=</text:span><text:span text:style-name="T18">"relu"</text:span><text:span text:style-name="T17">, </text:span><text:span text:style-name="T19">kernel_initializer</text:span><text:span text:style-name="T17">=</text:span><text:span text:style-name="T18">"normal"</text:span><text:span text:style-name="T17">))</text:span><text:span text:style-name="T20">model</text:span><text:span text:style-name="T17">.</text:span><text:span text:style-name="T18">add</text:span><text:span text:style-name="T17">(</text:span><text:span text:style-name="T18">Dropout</text:span><text:span text:style-name="T17">(</text:span><text:span text:style-name="T19">0.5</text:span><text:span text:style-name="T17">))</text:span><text:span text:style-name="T20">model</text:span><text:span text:style-name="T17">.</text:span><text:span text:style-name="T18">add</text:span><text:span text:style-name="T17">(</text:span><text:span text:style-name="T18">Dense</text:span><text:span text:style-name="T17">(</text:span><text:span text:style-name="T19">1000</text:span><text:span text:style-name="T17">, </text:span><text:span text:style-name="T19">activation</text:span><text:span text:style-name="T17">=</text:span><text:span text:style-name="T18">"relu"</text:span><text:span text:style-name="T17">, </text:span><text:span text:style-name="T19">kernel_initializer</text:span><text:span text:style-name="T17">=</text:span><text:span text:style-name="T18">"normal"</text:span><text:span text:style-name="T17">))</text:span><text:span text:style-name="T20">model</text:span><text:span text:style-name="T17">.</text:span><text:span text:style-name="T18">add</text:span><text:span text:style-name="T17">(</text:span><text:span text:style-name="T18">Dropout</text:span><text:span text:style-name="T17">(</text:span><text:span text:style-name="T19">0.5</text:span><text:span text:style-name="T17">))</text:span><text:span text:style-name="T20">model</text:span><text:span text:style-name="T17">.</text:span><text:span text:style-name="T18">add</text:span><text:span text:style-name="T17">(</text:span><text:span text:style-name="T18">Dense</text:span><text:span text:style-name="T17">(</text:span><text:span text:style-name="T19">100</text:span><text:span text:style-name="T17">, </text:span><text:span text:style-name="T19">activation</text:span><text:span text:style-name="T17">=</text:span><text:span text:style-name="T18">"relu"</text:span><text:span text:style-name="T17">, </text:span><text:span text:style-name="T19">kernel_initializer</text:span><text:span text:style-name="T17">=</text:span><text:span text:style-name="T18">"normal"</text:span><text:span text:style-name="T17">))</text:span><text:span text:style-name="T20">model</text:span><text:span text:style-name="T17">.</text:span><text:span text:style-name="T18">add</text:span><text:span text:style-name="T17">(</text:span><text:span text:style-name="T18">Dropout</text:span><text:span text:style-name="T17">(</text:span><text:span text:style-name="T19">0.5</text:span><text:span text:style-name="T17">))</text:span><text:span text:style-name="T20">model</text:span><text:span text:style-name="T17">.</text:span><text:span text:style-name="T18">add</text:span><text:span text:style-name="T17">(</text:span><text:span text:style-name="T18">Dense</text:span><text:span text:style-name="T17">(</text:span><text:span text:style-name="T19">10</text:span><text:span text:style-name="T17">, </text:span><text:span text:style-name="T19">activation</text:span><text:span text:style-name="T17">=</text:span><text:span text:style-name="T18">"softmax"</text:span><text:span text:style-name="T17">, </text:span><text:span text:style-name="T19">kernel_initializer</text:span><text:span text:style-name="T17">=</text:span><text:span text:style-name="T18">"normal"</text:span><text:span text:style-name="T17">))</text:span></text:p>
          </table:table-cell>
          <table:table-cell table:number-columns-repeated="49"/>
          <table:table-cell table:style-name="ce9" office:value-type="string" calcext:value-type="string">
            <text:p>98.19</text:p>
          </table:table-cell>
          <table:table-cell table:number-columns-repeated="973"/>
        </table:table-row>
        <table:table-row table:style-name="ro8">
          <table:table-cell table:style-name="ce7" office:value-type="string" calcext:value-type="string">
            <text:p><text:span text:style-name="T16">model</text:span><text:span text:style-name="T17">.</text:span><text:span text:style-name="T18">add</text:span><text:span text:style-name="T17">(</text:span><text:span text:style-name="T18">Dense</text:span><text:span text:style-name="T17">(</text:span><text:span text:style-name="T19">500</text:span><text:span text:style-name="T17">, </text:span><text:span text:style-name="T19">input_dim</text:span><text:span text:style-name="T17">=</text:span><text:span text:style-name="T19">784</text:span><text:span text:style-name="T17">, </text:span><text:span text:style-name="T19">activation</text:span><text:span text:style-name="T17">=</text:span><text:span text:style-name="T18">"relu"</text:span><text:span text:style-name="T17">, </text:span><text:span text:style-name="T19">kernel_initializer</text:span><text:span text:style-name="T17">=</text:span><text:span text:style-name="T18">"normal"</text:span><text:span text:style-name="T17">))</text:span><text:span text:style-name="T20">model</text:span><text:span text:style-name="T17">.</text:span><text:span text:style-name="T18">add</text:span><text:span text:style-name="T17">(</text:span><text:span text:style-name="T18">Dropout</text:span><text:span text:style-name="T17">(</text:span><text:span text:style-name="T19">0.5</text:span><text:span text:style-name="T17">))</text:span><text:span text:style-name="T20">model</text:span><text:span text:style-name="T17">.</text:span><text:span text:style-name="T18">add</text:span><text:span text:style-name="T17">(</text:span><text:span text:style-name="T18">Dense</text:span><text:span text:style-name="T17">(</text:span><text:span text:style-name="T19">1000</text:span><text:span text:style-name="T17">, </text:span><text:span text:style-name="T19">activation</text:span><text:span text:style-name="T17">=</text:span><text:span text:style-name="T18">"relu"</text:span><text:span text:style-name="T17">, </text:span><text:span text:style-name="T19">kernel_initializer</text:span><text:span text:style-name="T17">=</text:span><text:span text:style-name="T18">"normal"</text:span><text:span text:style-name="T17">))</text:span><text:span text:style-name="T20">model</text:span><text:span text:style-name="T17">.</text:span><text:span text:style-name="T18">add</text:span><text:span text:style-name="T17">(</text:span><text:span text:style-name="T18">Dropout</text:span><text:span text:style-name="T17">(</text:span><text:span text:style-name="T19">0.75</text:span><text:span text:style-name="T17">))</text:span><text:span text:style-name="T20">model</text:span><text:span text:style-name="T17">.</text:span><text:span text:style-name="T18">add</text:span><text:span text:style-name="T17">(</text:span><text:span text:style-name="T18">Dense</text:span><text:span text:style-name="T17">(</text:span><text:span text:style-name="T19">100</text:span><text:span text:style-name="T17">, </text:span><text:span text:style-name="T19">activation</text:span><text:span text:style-name="T17">=</text:span><text:span text:style-name="T18">"relu"</text:span><text:span text:style-name="T17">, </text:span><text:span text:style-name="T19">kernel_initializer</text:span><text:span text:style-name="T17">=</text:span><text:span text:style-name="T18">"normal"</text:span><text:span text:style-name="T17">))</text:span><text:span text:style-name="T20">model</text:span><text:span text:style-name="T17">.</text:span><text:span text:style-name="T18">add</text:span><text:span text:style-name="T17">(</text:span><text:span text:style-name="T18">Dropout</text:span><text:span text:style-name="T17">(</text:span><text:span text:style-name="T19">0.5</text:span><text:span text:style-name="T17">))</text:span><text:span text:style-name="T20">model</text:span><text:span text:style-name="T17">.</text:span><text:span text:style-name="T18">add</text:span><text:span text:style-name="T17">(</text:span><text:span text:style-name="T18">Dense</text:span><text:span text:style-name="T17">(</text:span><text:span text:style-name="T19">10</text:span><text:span text:style-name="T17">, </text:span><text:span text:style-name="T19">activation</text:span><text:span text:style-name="T17">=</text:span><text:span text:style-name="T18">"softmax"</text:span><text:span text:style-name="T17">, </text:span><text:span text:style-name="T19">kernel_initializer</text:span><text:span text:style-name="T17">=</text:span><text:span text:style-name="T18">"normal"</text:span><text:span text:style-name="T17">))</text:span></text:p>
          </table:table-cell>
          <table:table-cell table:number-columns-repeated="50"/>
          <table:table-cell table:style-name="ce9" office:value-type="string" calcext:value-type="string">
            <text:p>97.67</text:p>
          </table:table-cell>
          <table:table-cell table:number-columns-repeated="972"/>
        </table:table-row>
        <table:table-row table:style-name="ro8">
          <table:table-cell table:style-name="ce6"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5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add</text:span><text:span text:style-name="T12">(</text:span><text:span text:style-name="T13">Dropout</text:span><text:span text:style-name="T12">(</text:span><text:span text:style-name="T14">0.5</text:span><text:span text:style-name="T12">))</text:span><text:span text:style-name="T15">model</text:span><text:span text:style-name="T12">.</text:span><text:span text:style-name="T13">add</text:span><text:span text:style-name="T12">(</text:span><text:span text:style-name="T13">Dense</text:span><text:span text:style-name="T12">(</text:span><text:span text:style-name="T14">100</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add</text:span><text:span text:style-name="T12">(</text:span><text:span text:style-name="T13">Dropout</text:span><text:span text:style-name="T12">(</text:span><text:span text:style-name="T14">0.5</text:span><text:span text:style-name="T12">))</text:span><text:span text:style-name="T15">model</text:span><text:span text:style-name="T12">.</text:span><text:span text:style-name="T13">add</text:span><text:span text:style-name="T12">(</text:span><text:span text:style-name="T13">Dense</text:span><text:span text:style-name="T12">(</text:span><text:span text:style-name="T14">6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51"/>
          <table:table-cell table:style-name="ce9" office:value-type="string" calcext:value-type="string">
            <text:p>98.25</text:p>
          </table:table-cell>
          <table:table-cell table:number-columns-repeated="971"/>
        </table:table-row>
        <table:table-row table:style-name="ro5">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00</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52"/>
          <table:table-cell table:style-name="ce9" office:value-type="string" calcext:value-type="string">
            <text:p>98.03</text:p>
          </table:table-cell>
          <table:table-cell table:number-columns-repeated="970"/>
        </table:table-row>
        <table:table-row table:style-name="ro5">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00</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2</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53"/>
          <table:table-cell table:style-name="ce9" office:value-type="string" calcext:value-type="string">
            <text:p>98.35000000000001</text:p>
          </table:table-cell>
          <table:table-cell table:number-columns-repeated="969"/>
        </table:table-row>
        <table:table-row table:style-name="ro9">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00</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0</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4</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4</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54"/>
          <table:table-cell table:style-name="ce9" office:value-type="string" calcext:value-type="string">
            <text:p>98.13</text:p>
          </table:table-cell>
          <table:table-cell table:number-columns-repeated="968"/>
        </table:table-row>
        <table:table-row table:style-name="ro5">
          <table:table-cell table:style-name="ce6" office:value-type="string" calcext:value-type="string">
            <text:p><text:span text:style-name="T21">model</text:span><text:span text:style-name="T22">.</text:span><text:span text:style-name="T23">add</text:span><text:span text:style-name="T22">(</text:span><text:span text:style-name="T23">Dense</text:span><text:span text:style-name="T22">(</text:span><text:span text:style-name="T24">500</text:span><text:span text:style-name="T22">, </text:span><text:span text:style-name="T24">input_dim</text:span><text:span text:style-name="T22">=</text:span><text:span text:style-name="T24">784</text:span><text:span text:style-name="T22">, </text:span><text:span text:style-name="T24">activation</text:span><text:span text:style-name="T22">=</text:span><text:span text:style-name="T23">"relu"</text:span><text:span text:style-name="T22">, </text:span><text:span text:style-name="T24">kernel_initializer</text:span><text:span text:style-name="T22">=</text:span><text:span text:style-name="T23">"normal"</text:span><text:span text:style-name="T22">))</text:span><text:span text:style-name="T25">model</text:span><text:span text:style-name="T22">.</text:span><text:span text:style-name="T23">add</text:span><text:span text:style-name="T22">(</text:span><text:span text:style-name="T23">Dropout</text:span><text:span text:style-name="T22">(</text:span><text:span text:style-name="T24">0.5</text:span><text:span text:style-name="T22">))</text:span><text:span text:style-name="T25">model</text:span><text:span text:style-name="T22">.</text:span><text:span text:style-name="T23">add</text:span><text:span text:style-name="T22">(</text:span><text:span text:style-name="T23">Dense</text:span><text:span text:style-name="T22">(</text:span><text:span text:style-name="T24">100</text:span><text:span text:style-name="T22">, </text:span><text:span text:style-name="T24">activation</text:span><text:span text:style-name="T22">=</text:span><text:span text:style-name="T23">"relu"</text:span><text:span text:style-name="T22">, </text:span><text:span text:style-name="T24">kernel_initializer</text:span><text:span text:style-name="T22">=</text:span><text:span text:style-name="T23">"normal"</text:span><text:span text:style-name="T22">))</text:span><text:span text:style-name="T25">model</text:span><text:span text:style-name="T22">.</text:span><text:span text:style-name="T23">add</text:span><text:span text:style-name="T22">(</text:span><text:span text:style-name="T23">Dropout</text:span><text:span text:style-name="T22">(</text:span><text:span text:style-name="T24">0.5</text:span><text:span text:style-name="T22">))</text:span><text:span text:style-name="T25">model</text:span><text:span text:style-name="T22">.</text:span><text:span text:style-name="T23">add</text:span><text:span text:style-name="T22">(</text:span><text:span text:style-name="T23">Dense</text:span><text:span text:style-name="T22">(</text:span><text:span text:style-name="T24">64</text:span><text:span text:style-name="T22">, </text:span><text:span text:style-name="T24">activation</text:span><text:span text:style-name="T22">=</text:span><text:span text:style-name="T23">"relu"</text:span><text:span text:style-name="T22">, </text:span><text:span text:style-name="T24">kernel_initializer</text:span><text:span text:style-name="T22">=</text:span><text:span text:style-name="T23">"normal"</text:span><text:span text:style-name="T22">))</text:span><text:span text:style-name="T25">model</text:span><text:span text:style-name="T22">.</text:span><text:span text:style-name="T23">add</text:span><text:span text:style-name="T22">(</text:span><text:span text:style-name="T23">Dropout</text:span><text:span text:style-name="T22">(</text:span><text:span text:style-name="T24">0.2</text:span><text:span text:style-name="T22">))</text:span><text:span text:style-name="T25">model</text:span><text:span text:style-name="T22">.</text:span><text:span text:style-name="T23">add</text:span><text:span text:style-name="T22">(</text:span><text:span text:style-name="T23">Dense</text:span><text:span text:style-name="T22">(</text:span><text:span text:style-name="T24">10</text:span><text:span text:style-name="T22">, </text:span><text:span text:style-name="T24">activation</text:span><text:span text:style-name="T22">=</text:span><text:span text:style-name="T23">"softmax"</text:span><text:span text:style-name="T22">, </text:span><text:span text:style-name="T24">kernel_initializer</text:span><text:span text:style-name="T22">=</text:span><text:span text:style-name="T23">"normal"</text:span><text:span text:style-name="T22">))</text:span><text:span text:style-name="T25">model</text:span><text:span text:style-name="T22">.</text:span><text:span text:style-name="T23">compile</text:span><text:span text:style-name="T22">(</text:span><text:span text:style-name="T24">loss</text:span><text:span text:style-name="T22">=</text:span><text:span text:style-name="T23">"categorical_crossentropy"</text:span><text:span text:style-name="T22">, </text:span><text:span text:style-name="T24">optimizer</text:span><text:span text:style-name="T22">=</text:span><text:span text:style-name="T23">RMSprop</text:span><text:span text:style-name="T22">(</text:span><text:span text:style-name="T24">lr</text:span><text:span text:style-name="T22">=</text:span><text:span text:style-name="T24">0.001</text:span><text:span text:style-name="T22">), </text:span><text:span text:style-name="T24">metrics</text:span><text:span text:style-name="T22">=[</text:span><text:span text:style-name="T23">"accuracy"</text:span><text:span text:style-name="T22">])</text:span></text:p>
          </table:table-cell>
          <table:table-cell table:number-columns-repeated="55"/>
          <table:table-cell table:style-name="ce9" office:value-type="string" calcext:value-type="string">
            <text:p>97.72</text:p>
          </table:table-cell>
          <table:table-cell table:number-columns-repeated="967"/>
        </table:table-row>
        <table:table-row table:style-name="ro5">
          <table:table-cell table:style-name="ce6" office:value-type="string" calcext:value-type="string">
            <text:p><text:span text:style-name="T21">model</text:span><text:span text:style-name="T22">.</text:span><text:span text:style-name="T23">add</text:span><text:span text:style-name="T22">(</text:span><text:span text:style-name="T23">Dense</text:span><text:span text:style-name="T22">(</text:span><text:span text:style-name="T24">500</text:span><text:span text:style-name="T22">, </text:span><text:span text:style-name="T24">input_dim</text:span><text:span text:style-name="T22">=</text:span><text:span text:style-name="T24">784</text:span><text:span text:style-name="T22">, </text:span><text:span text:style-name="T24">activation</text:span><text:span text:style-name="T22">=</text:span><text:span text:style-name="T23">"relu"</text:span><text:span text:style-name="T22">, </text:span><text:span text:style-name="T24">kernel_initializer</text:span><text:span text:style-name="T22">=</text:span><text:span text:style-name="T23">"normal"</text:span><text:span text:style-name="T22">))</text:span><text:span text:style-name="T25">model</text:span><text:span text:style-name="T22">.</text:span><text:span text:style-name="T23">add</text:span><text:span text:style-name="T22">(</text:span><text:span text:style-name="T23">Dropout</text:span><text:span text:style-name="T22">(</text:span><text:span text:style-name="T24">0.5</text:span><text:span text:style-name="T22">))</text:span><text:span text:style-name="T25">model</text:span><text:span text:style-name="T22">.</text:span><text:span text:style-name="T23">add</text:span><text:span text:style-name="T22">(</text:span><text:span text:style-name="T23">Dense</text:span><text:span text:style-name="T22">(</text:span><text:span text:style-name="T24">100</text:span><text:span text:style-name="T22">, </text:span><text:span text:style-name="T24">activation</text:span><text:span text:style-name="T22">=</text:span><text:span text:style-name="T23">"relu"</text:span><text:span text:style-name="T22">, </text:span><text:span text:style-name="T24">kernel_initializer</text:span><text:span text:style-name="T22">=</text:span><text:span text:style-name="T23">"normal"</text:span><text:span text:style-name="T22">))</text:span><text:span text:style-name="T25">model</text:span><text:span text:style-name="T22">.</text:span><text:span text:style-name="T23">add</text:span><text:span text:style-name="T22">(</text:span><text:span text:style-name="T23">Dropout</text:span><text:span text:style-name="T22">(</text:span><text:span text:style-name="T24">0.5</text:span><text:span text:style-name="T22">))</text:span><text:span text:style-name="T25">model</text:span><text:span text:style-name="T22">.</text:span><text:span text:style-name="T23">add</text:span><text:span text:style-name="T22">(</text:span><text:span text:style-name="T23">Dense</text:span><text:span text:style-name="T22">(</text:span><text:span text:style-name="T24">64</text:span><text:span text:style-name="T22">, </text:span><text:span text:style-name="T24">activation</text:span><text:span text:style-name="T22">=</text:span><text:span text:style-name="T23">"relu"</text:span><text:span text:style-name="T22">, </text:span><text:span text:style-name="T24">kernel_initializer</text:span><text:span text:style-name="T22">=</text:span><text:span text:style-name="T23">"normal"</text:span><text:span text:style-name="T22">))</text:span><text:span text:style-name="T25">model</text:span><text:span text:style-name="T22">.</text:span><text:span text:style-name="T23">add</text:span><text:span text:style-name="T22">(</text:span><text:span text:style-name="T23">Dropout</text:span><text:span text:style-name="T22">(</text:span><text:span text:style-name="T24">0.2</text:span><text:span text:style-name="T22">))</text:span><text:span text:style-name="T25">model</text:span><text:span text:style-name="T22">.</text:span><text:span text:style-name="T23">add</text:span><text:span text:style-name="T22">(</text:span><text:span text:style-name="T23">Dense</text:span><text:span text:style-name="T22">(</text:span><text:span text:style-name="T24">10</text:span><text:span text:style-name="T22">, </text:span><text:span text:style-name="T24">activation</text:span><text:span text:style-name="T22">=</text:span><text:span text:style-name="T23">"softmax"</text:span><text:span text:style-name="T22">, </text:span><text:span text:style-name="T24">kernel_initializer</text:span><text:span text:style-name="T22">=</text:span><text:span text:style-name="T23">"normal"</text:span><text:span text:style-name="T22">))</text:span><text:span text:style-name="T25">model</text:span><text:span text:style-name="T22">.</text:span><text:span text:style-name="T23">compile</text:span><text:span text:style-name="T22">(</text:span><text:span text:style-name="T24">loss</text:span><text:span text:style-name="T22">=</text:span><text:span text:style-name="T23">"categorical_crossentropy"</text:span><text:span text:style-name="T22">, </text:span><text:span text:style-name="T24">optimizer</text:span><text:span text:style-name="T22">=</text:span><text:span text:style-name="T23">RMSprop</text:span><text:span text:style-name="T22">(</text:span><text:span text:style-name="T24">lr</text:span><text:span text:style-name="T22">=</text:span><text:span text:style-name="T24">0.0001</text:span><text:span text:style-name="T22">), </text:span><text:span text:style-name="T24">metrics</text:span><text:span text:style-name="T22">=[</text:span><text:span text:style-name="T23">"accuracy"</text:span><text:span text:style-name="T22">])</text:span></text:p>
          </table:table-cell>
          <table:table-cell table:number-columns-repeated="56"/>
          <table:table-cell table:style-name="ce9" office:value-type="string" calcext:value-type="string">
            <text:p>97.77</text:p>
          </table:table-cell>
          <table:table-cell table:number-columns-repeated="966"/>
        </table:table-row>
        <table:table-row table:style-name="ro5">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256</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57"/>
          <table:table-cell table:style-name="ce9" office:value-type="string" calcext:value-type="string">
            <text:p>97.99</text:p>
          </table:table-cell>
          <table:table-cell table:number-columns-repeated="965"/>
        </table:table-row>
        <table:table-row table:style-name="ro10">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8</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7</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7</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6</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58"/>
          <table:table-cell table:style-name="ce9" office:value-type="string" calcext:value-type="string">
            <text:p>94.98</text:p>
          </table:table-cell>
          <table:table-cell table:number-columns-repeated="964"/>
        </table:table-row>
        <table:table-row table:style-name="ro10">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2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59"/>
          <table:table-cell table:style-name="ce9" office:value-type="string" calcext:value-type="string">
            <text:p>98.37</text:p>
          </table:table-cell>
          <table:table-cell table:number-columns-repeated="963"/>
        </table:table-row>
        <table:table-row table:style-name="ro10">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2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60"/>
          <table:table-cell table:style-name="ce9" office:value-type="string" calcext:value-type="string">
            <text:p>98.46000000000001</text:p>
          </table:table-cell>
          <table:table-cell table:number-columns-repeated="962"/>
        </table:table-row>
        <table:table-row table:style-name="ro11">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25</text:span><text:span text:style-name="T7">))</text:span><text:span text:style-name="T10">model</text:span><text:span text:style-name="T7">.</text:span><text:span text:style-name="T8">add</text:span><text:span text:style-name="T7">(</text:span><text:span text:style-name="T8">Dense</text:span><text:span text:style-name="T7">(</text:span><text:span text:style-name="T9">1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2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61"/>
          <table:table-cell table:style-name="ce9" office:value-type="string" calcext:value-type="string">
            <text:p>97.76</text:p>
          </table:table-cell>
          <table:table-cell table:number-columns-repeated="961"/>
        </table:table-row>
        <table:table-row table:style-name="ro11">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62"/>
          <table:table-cell table:style-name="ce9" office:value-type="string" calcext:value-type="string">
            <text:p>96.1</text:p>
          </table:table-cell>
          <table:table-cell table:number-columns-repeated="960"/>
        </table:table-row>
        <table:table-row table:style-name="ro10">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63"/>
          <table:table-cell table:style-name="ce9" office:value-type="string" calcext:value-type="string">
            <text:p>98.26</text:p>
          </table:table-cell>
          <table:table-cell table:number-columns-repeated="959"/>
        </table:table-row>
        <table:table-row table:style-name="ro12">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3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64"/>
          <table:table-cell table:style-name="ce9" office:value-type="string" calcext:value-type="string">
            <text:p>91.26</text:p>
          </table:table-cell>
          <table:table-cell table:number-columns-repeated="958"/>
        </table:table-row>
        <table:table-row table:style-name="ro12">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3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65"/>
          <table:table-cell table:style-name="ce9" office:value-type="string" calcext:value-type="string">
            <text:p>92.01</text:p>
          </table:table-cell>
          <table:table-cell table:number-columns-repeated="957"/>
        </table:table-row>
        <table:table-row table:style-name="ro10">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grad"</text:span><text:span text:style-name="T7">, </text:span><text:span text:style-name="T9">metrics</text:span><text:span text:style-name="T7">=[</text:span><text:span text:style-name="T8">"accuracy"</text:span><text:span text:style-name="T7">])</text:span></text:p>
          </table:table-cell>
          <table:table-cell table:number-columns-repeated="66"/>
          <table:table-cell table:style-name="ce9" office:value-type="string" calcext:value-type="string">
            <text:p>98.06</text:p>
          </table:table-cell>
          <table:table-cell table:number-columns-repeated="956"/>
        </table:table-row>
        <table:table-row table:style-name="ro10">
          <table:table-cell table:style-name="ce7"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delta"</text:span><text:span text:style-name="T7">, </text:span><text:span text:style-name="T9">metrics</text:span><text:span text:style-name="T7">=[</text:span><text:span text:style-name="T8">"accuracy"</text:span><text:span text:style-name="T7">])</text:span></text:p>
          </table:table-cell>
          <table:table-cell table:number-columns-repeated="67"/>
          <table:table-cell table:style-name="ce9" office:value-type="string" calcext:value-type="string">
            <text:p>97.81</text:p>
          </table:table-cell>
          <table:table-cell table:number-columns-repeated="955"/>
        </table:table-row>
        <table:table-row table:style-name="ro10">
          <table:table-cell table:style-name="ce7"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ax"</text:span><text:span text:style-name="T7">, </text:span><text:span text:style-name="T9">metrics</text:span><text:span text:style-name="T7">=[</text:span><text:span text:style-name="T8">"accuracy"</text:span><text:span text:style-name="T7">])</text:span></text:p>
          </table:table-cell>
          <table:table-cell table:number-columns-repeated="68"/>
          <table:table-cell table:style-name="ce9" office:value-type="string" calcext:value-type="string">
            <text:p>97.99</text:p>
          </table:table-cell>
          <table:table-cell table:number-columns-repeated="954"/>
        </table:table-row>
        <table:table-row table:style-name="ro10">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Nadam"</text:span><text:span text:style-name="T7">, </text:span><text:span text:style-name="T9">metrics</text:span><text:span text:style-name="T7">=[</text:span><text:span text:style-name="T8">"accuracy"</text:span><text:span text:style-name="T7">])</text:span></text:p>
          </table:table-cell>
          <table:table-cell table:number-columns-repeated="69"/>
          <table:table-cell table:style-name="ce9" office:value-type="string" calcext:value-type="string">
            <text:p>97.68</text:p>
          </table:table-cell>
          <table:table-cell table:number-columns-repeated="953"/>
        </table:table-row>
        <table:table-row table:style-name="ro10">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P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P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P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P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P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70"/>
          <table:table-cell table:style-name="ce9" office:value-type="string" calcext:value-type="string">
            <text:p>98.08</text:p>
          </table:table-cell>
          <table:table-cell table:number-columns-repeated="952"/>
        </table:table-row>
        <table:table-row table:style-name="ro10">
          <table:table-cell table:style-name="ce6"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12</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Leaky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256</text:span><text:span text:style-name="T7">, </text:span><text:span text:style-name="T9">activation</text:span><text:span text:style-name="T7">=</text:span><text:span text:style-name="T8">Leaky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28</text:span><text:span text:style-name="T7">, </text:span><text:span text:style-name="T9">activation</text:span><text:span text:style-name="T7">=</text:span><text:span text:style-name="T8">Leaky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64</text:span><text:span text:style-name="T7">, </text:span><text:span text:style-name="T9">activation</text:span><text:span text:style-name="T7">=</text:span><text:span text:style-name="T8">Leaky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32</text:span><text:span text:style-name="T7">, </text:span><text:span text:style-name="T9">activation</text:span><text:span text:style-name="T7">=</text:span><text:span text:style-name="T8">Leaky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ropout</text:span><text:span text:style-name="T7">(</text:span><text:span text:style-name="T9">0.5</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71"/>
          <table:table-cell table:style-name="ce9" office:value-type="string" calcext:value-type="string">
            <text:p>97.28</text:p>
          </table:table-cell>
          <table:table-cell table:number-columns-repeated="951"/>
        </table:table-row>
        <table:table-row table:style-name="ro13">
          <table:table-cell table:style-name="ce8" office:value-type="string" calcext:value-type="string">
            <text:p><text:span text:style-name="T26">model</text:span><text:span text:style-name="T27">.</text:span><text:span text:style-name="T28">add</text:span><text:span text:style-name="T27">(</text:span><text:span text:style-name="T28">Conv2D</text:span><text:span text:style-name="T27">(</text:span><text:span text:style-name="T29">75</text:span><text:span text:style-name="T27">, </text:span><text:span text:style-name="T29">kernel_size</text:span><text:span text:style-name="T27">=(</text:span><text:span text:style-name="T29">5</text:span><text:span text:style-name="T27">, </text:span><text:span text:style-name="T29">5</text:span><text:span text:style-name="T27">),                 </text:span><text:span text:style-name="T29">activation</text:span><text:span text:style-name="T27">=</text:span><text:span text:style-name="T28">'relu'</text:span><text:span text:style-name="T27">,                 </text:span><text:span text:style-name="T29">input_shape</text:span><text:span text:style-name="T27">=</text:span><text:span text:style-name="T30">input_shape</text:span><text:span text:style-name="T27">))</text:span><text:span text:style-name="T30">model</text:span><text:span text:style-name="T27">.</text:span><text:span text:style-name="T28">add</text:span><text:span text:style-name="T27">(</text:span><text:span text:style-name="T28">MaxPooling2D</text:span><text:span text:style-name="T27">(</text:span><text:span text:style-name="T29">pool_size</text:span><text:span text:style-name="T27">=(</text:span><text:span text:style-name="T29">2</text:span><text:span text:style-name="T27">, </text:span><text:span text:style-name="T29">2</text:span><text:span text:style-name="T27">)))</text:span><text:span text:style-name="T30">model</text:span><text:span text:style-name="T27">.</text:span><text:span text:style-name="T28">add</text:span><text:span text:style-name="T27">(</text:span><text:span text:style-name="T28">Dropout</text:span><text:span text:style-name="T27">(</text:span><text:span text:style-name="T29">0.2</text:span><text:span text:style-name="T27">))</text:span><text:span text:style-name="T30">model</text:span><text:span text:style-name="T27">.</text:span><text:span text:style-name="T28">add</text:span><text:span text:style-name="T27">(</text:span><text:span text:style-name="T28">Conv2D</text:span><text:span text:style-name="T27">(</text:span><text:span text:style-name="T29">100</text:span><text:span text:style-name="T27">, (</text:span><text:span text:style-name="T29">5</text:span><text:span text:style-name="T27">, </text:span><text:span text:style-name="T29">5</text:span><text:span text:style-name="T27">), </text:span><text:span text:style-name="T29">activation</text:span><text:span text:style-name="T27">=</text:span><text:span text:style-name="T28">'relu'</text:span><text:span text:style-name="T27">))</text:span><text:span text:style-name="T30">model</text:span><text:span text:style-name="T27">.</text:span><text:span text:style-name="T28">add</text:span><text:span text:style-name="T27">(</text:span><text:span text:style-name="T28">MaxPooling2D</text:span><text:span text:style-name="T27">(</text:span><text:span text:style-name="T29">pool_size</text:span><text:span text:style-name="T27">=(</text:span><text:span text:style-name="T29">2</text:span><text:span text:style-name="T27">, </text:span><text:span text:style-name="T29">2</text:span><text:span text:style-name="T27">)))</text:span><text:span text:style-name="T30">model</text:span><text:span text:style-name="T27">.</text:span><text:span text:style-name="T28">add</text:span><text:span text:style-name="T27">(</text:span><text:span text:style-name="T28">Dropout</text:span><text:span text:style-name="T27">(</text:span><text:span text:style-name="T29">0.2</text:span><text:span text:style-name="T27">))</text:span><text:span text:style-name="T30">model</text:span><text:span text:style-name="T27">.</text:span><text:span text:style-name="T28">add</text:span><text:span text:style-name="T27">(</text:span><text:span text:style-name="T28">Flatten</text:span><text:span text:style-name="T27">())</text:span><text:span text:style-name="T30">model</text:span><text:span text:style-name="T27">.</text:span><text:span text:style-name="T28">add</text:span><text:span text:style-name="T27">(</text:span><text:span text:style-name="T28">Dense</text:span><text:span text:style-name="T27">(</text:span><text:span text:style-name="T29">500</text:span><text:span text:style-name="T27">, </text:span><text:span text:style-name="T29">activation</text:span><text:span text:style-name="T27">=</text:span><text:span text:style-name="T28">'relu'</text:span><text:span text:style-name="T27">))</text:span><text:span text:style-name="T30">model</text:span><text:span text:style-name="T27">.</text:span><text:span text:style-name="T28">add</text:span><text:span text:style-name="T27">(</text:span><text:span text:style-name="T28">Dropout</text:span><text:span text:style-name="T27">(</text:span><text:span text:style-name="T29">0.5</text:span><text:span text:style-name="T27">))</text:span><text:span text:style-name="T30">model</text:span><text:span text:style-name="T27">.</text:span><text:span text:style-name="T28">add</text:span><text:span text:style-name="T27">(</text:span><text:span text:style-name="T28">Dense</text:span><text:span text:style-name="T27">(</text:span><text:span text:style-name="T29">10</text:span><text:span text:style-name="T27">, </text:span><text:span text:style-name="T29">activation</text:span><text:span text:style-name="T27">=</text:span><text:span text:style-name="T28">'softmax'</text:span><text:span text:style-name="T27">))</text:span><text:span text:style-name="T30">model</text:span><text:span text:style-name="T27">.</text:span><text:span text:style-name="T28">compile</text:span><text:span text:style-name="T27">(</text:span><text:span text:style-name="T29">loss</text:span><text:span text:style-name="T27">=</text:span><text:span text:style-name="T28">"categorical_crossentropy"</text:span><text:span text:style-name="T27">, </text:span><text:span text:style-name="T29">optimizer</text:span><text:span text:style-name="T27">=</text:span><text:span text:style-name="T28">"adam"</text:span><text:span text:style-name="T27">, </text:span><text:span text:style-name="T29">metrics</text:span><text:span text:style-name="T27">=[</text:span><text:span text:style-name="T28">"accurac</text:span></text:p>
          </table:table-cell>
          <table:table-cell table:number-columns-repeated="72"/>
          <table:table-cell table:style-name="ce9" office:value-type="string" calcext:value-type="string">
            <text:p>99.30</text:p>
          </table:table-cell>
          <table:table-cell table:number-columns-repeated="950"/>
        </table:table-row>
        <table:table-row table:style-name="ro14">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5</text:span><text:span text:style-name="T32">, </text:span><text:span text:style-name="T34">5</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5</text:span><text:span text:style-name="T32">, </text:span><text:span text:style-name="T34">5</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256</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28</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6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32</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73"/>
          <table:table-cell table:style-name="ce9" office:value-type="string" calcext:value-type="string">
            <text:p>99.16</text:p>
          </table:table-cell>
          <table:table-cell table:number-columns-repeated="949"/>
        </table:table-row>
        <table:table-row table:style-name="ro15">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4</text:span><text:span text:style-name="T32">, </text:span><text:span text:style-name="T34">4</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4</text:span><text:span text:style-name="T32">, </text:span><text:span text:style-name="T34">4</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74"/>
          <table:table-cell table:style-name="ce9" office:value-type="string" calcext:value-type="string">
            <text:p>99.28</text:p>
          </table:table-cell>
          <table:table-cell table:number-columns-repeated="948"/>
        </table:table-row>
        <table:table-row table:style-name="ro13">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75"/>
          <table:table-cell table:style-name="ce9" office:value-type="string" calcext:value-type="string">
            <text:p>99.34</text:p>
          </table:table-cell>
          <table:table-cell table:number-columns-repeated="947"/>
        </table:table-row>
        <table:table-row table:style-name="ro16">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28</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76"/>
          <table:table-cell table:style-name="ce9" office:value-type="string" calcext:value-type="string">
            <text:p>99.29</text:p>
          </table:table-cell>
          <table:table-cell table:number-columns-repeated="946"/>
        </table:table-row>
        <table:table-row table:style-name="ro13">
          <table:table-cell table:style-name="ce7"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77"/>
          <table:table-cell table:style-name="ce9" office:value-type="string" calcext:value-type="string">
            <text:p>99.21</text:p>
          </table:table-cell>
          <table:table-cell table:number-columns-repeated="945"/>
        </table:table-row>
        <table:table-row table:style-name="ro13">
          <table:table-cell table:style-name="ce7"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64</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28</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78"/>
          <table:table-cell table:style-name="ce9" office:value-type="string" calcext:value-type="string">
            <text:p>99.28</text:p>
          </table:table-cell>
          <table:table-cell table:number-columns-repeated="944"/>
        </table:table-row>
        <table:table-row table:style-name="ro11">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79"/>
          <table:table-cell table:style-name="ce9" office:value-type="string" calcext:value-type="string">
            <text:p>99.29</text:p>
          </table:table-cell>
          <table:table-cell table:number-columns-repeated="943"/>
        </table:table-row>
        <table:table-row table:style-name="ro11">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80"/>
          <table:table-cell table:style-name="ce9" office:value-type="string" calcext:value-type="string">
            <text:p>99.28</text:p>
          </table:table-cell>
          <table:table-cell table:number-columns-repeated="942"/>
        </table:table-row>
        <table:table-row table:style-name="ro16">
          <table:table-cell table:style-name="ce6" office:value-type="string" calcext:value-type="string">
            <text:p><text:span text:style-name="T36">model </text:span><text:span text:style-name="T37">= </text:span><text:span text:style-name="T38">Sequential</text:span><text:span text:style-name="T37">()</text:span><text:span text:style-name="T39">model</text:span><text:span text:style-name="T37">.</text:span><text:span text:style-name="T38">add</text:span><text:span text:style-name="T37">(</text:span><text:span text:style-name="T38">Conv2D</text:span><text:span text:style-name="T37">(</text:span><text:span text:style-name="T40">75</text:span><text:span text:style-name="T37">, </text:span><text:span text:style-name="T40">kernel_size</text:span><text:span text:style-name="T37">=(</text:span><text:span text:style-name="T40">5</text:span><text:span text:style-name="T37">, </text:span><text:span text:style-name="T40">5</text:span><text:span text:style-name="T37">),                 </text:span><text:span text:style-name="T40">activation</text:span><text:span text:style-name="T37">=</text:span><text:span text:style-name="T38">'relu'</text:span><text:span text:style-name="T37">,                 </text:span><text:span text:style-name="T40">input_shape</text:span><text:span text:style-name="T37">=</text:span><text:span text:style-name="T39">input_shape</text:span><text:span text:style-name="T37">))</text:span><text:span text:style-name="T39">model</text:span><text:span text:style-name="T37">.</text:span><text:span text:style-name="T38">add</text:span><text:span text:style-name="T37">(</text:span><text:span text:style-name="T38">MaxPooling2D</text:span><text:span text:style-name="T37">(</text:span><text:span text:style-name="T40">pool_size</text:span><text:span text:style-name="T37">=(</text:span><text:span text:style-name="T40">2</text:span><text:span text:style-name="T37">, </text:span><text:span text:style-name="T40">2</text:span><text:span text:style-name="T37">)))</text:span><text:span text:style-name="T39">model</text:span><text:span text:style-name="T37">.</text:span><text:span text:style-name="T38">add</text:span><text:span text:style-name="T37">(</text:span><text:span text:style-name="T38">Dropout</text:span><text:span text:style-name="T37">(</text:span><text:span text:style-name="T40">0.2</text:span><text:span text:style-name="T37">))</text:span><text:span text:style-name="T39">model</text:span><text:span text:style-name="T37">.</text:span><text:span text:style-name="T38">add</text:span><text:span text:style-name="T37">(</text:span><text:span text:style-name="T38">Conv2D</text:span><text:span text:style-name="T37">(</text:span><text:span text:style-name="T40">100</text:span><text:span text:style-name="T37">, (</text:span><text:span text:style-name="T40">5</text:span><text:span text:style-name="T37">, </text:span><text:span text:style-name="T40">5</text:span><text:span text:style-name="T37">), </text:span><text:span text:style-name="T40">activation</text:span><text:span text:style-name="T37">=</text:span><text:span text:style-name="T38">'relu'</text:span><text:span text:style-name="T37">))</text:span><text:span text:style-name="T39">model</text:span><text:span text:style-name="T37">.</text:span><text:span text:style-name="T38">add</text:span><text:span text:style-name="T37">(</text:span><text:span text:style-name="T38">MaxPooling2D</text:span><text:span text:style-name="T37">(</text:span><text:span text:style-name="T40">pool_size</text:span><text:span text:style-name="T37">=(</text:span><text:span text:style-name="T40">2</text:span><text:span text:style-name="T37">, </text:span><text:span text:style-name="T40">2</text:span><text:span text:style-name="T37">)))</text:span><text:span text:style-name="T39">model</text:span><text:span text:style-name="T37">.</text:span><text:span text:style-name="T38">add</text:span><text:span text:style-name="T37">(</text:span><text:span text:style-name="T38">Dropout</text:span><text:span text:style-name="T37">(</text:span><text:span text:style-name="T40">0.2</text:span><text:span text:style-name="T37">))</text:span><text:span text:style-name="T39">model</text:span><text:span text:style-name="T37">.</text:span><text:span text:style-name="T38">add</text:span><text:span text:style-name="T37">(</text:span><text:span text:style-name="T38">Flatten</text:span><text:span text:style-name="T37">())</text:span><text:span text:style-name="T39">model</text:span><text:span text:style-name="T37">.</text:span><text:span text:style-name="T38">add</text:span><text:span text:style-name="T37">(</text:span><text:span text:style-name="T38">Dense</text:span><text:span text:style-name="T37">(</text:span><text:span text:style-name="T40">512</text:span><text:span text:style-name="T37">, </text:span><text:span text:style-name="T40">input_dim</text:span><text:span text:style-name="T37">=</text:span><text:span text:style-name="T40">784</text:span><text:span text:style-name="T37">, </text:span><text:span text:style-name="T40">activation</text:span><text:span text:style-name="T37">=</text:span><text:span text:style-name="T38">"relu"</text:span><text:span text:style-name="T37">, </text:span><text:span text:style-name="T40">kernel_initializer</text:span><text:span text:style-name="T37">=</text:span><text:span text:style-name="T38">"normal"</text:span><text:span text:style-name="T37">))</text:span><text:span text:style-name="T39">model</text:span><text:span text:style-name="T37">.</text:span><text:span text:style-name="T38">add</text:span><text:span text:style-name="T37">(</text:span><text:span text:style-name="T38">Dropout</text:span><text:span text:style-name="T37">(</text:span><text:span text:style-name="T40">0.5</text:span><text:span text:style-name="T37">))</text:span><text:span text:style-name="T39">model</text:span><text:span text:style-name="T37">.</text:span><text:span text:style-name="T38">add</text:span><text:span text:style-name="T37">(</text:span><text:span text:style-name="T38">Dense</text:span><text:span text:style-name="T37">(</text:span><text:span text:style-name="T40">10</text:span><text:span text:style-name="T37">, </text:span><text:span text:style-name="T40">activation</text:span><text:span text:style-name="T37">=</text:span><text:span text:style-name="T38">"softmax"</text:span><text:span text:style-name="T37">, </text:span><text:span text:style-name="T40">kernel_initializer</text:span><text:span text:style-name="T37">=</text:span><text:span text:style-name="T38">"normal"</text:span><text:span text:style-name="T37">))</text:span><text:span text:style-name="T39">model</text:span><text:span text:style-name="T37">.</text:span><text:span text:style-name="T38">compile</text:span><text:span text:style-name="T37">(</text:span><text:span text:style-name="T40">loss</text:span><text:span text:style-name="T37">=</text:span><text:span text:style-name="T38">"categorical_crossentropy"</text:span><text:span text:style-name="T37">, </text:span><text:span text:style-name="T40">optimizer</text:span><text:span text:style-name="T37">=</text:span><text:span text:style-name="T38">"adam"</text:span><text:span text:style-name="T37">, </text:span><text:span text:style-name="T40">metrics</text:span><text:span text:style-name="T37">=[</text:span><text:span text:style-name="T38">"accuracy"</text:span><text:span text:style-name="T37">])</text:span></text:p>
          </table:table-cell>
          <table:table-cell table:number-columns-repeated="81"/>
          <table:table-cell table:style-name="ce9" office:value-type="string" calcext:value-type="string">
            <text:p>99.36</text:p>
          </table:table-cell>
          <table:table-cell table:number-columns-repeated="941"/>
        </table:table-row>
        <table:table-row table:style-name="ro10">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82"/>
          <table:table-cell table:style-name="ce9" office:value-type="string" calcext:value-type="string">
            <text:p>90.31</text:p>
          </table:table-cell>
          <table:table-cell table:number-columns-repeated="940"/>
        </table:table-row>
        <table:table-row table:style-name="ro10">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83"/>
          <table:table-cell table:style-name="ce9" office:value-type="string" calcext:value-type="string">
            <text:p>91.73</text:p>
          </table:table-cell>
          <table:table-cell table:number-columns-repeated="939"/>
        </table:table-row>
        <table:table-row table:style-name="ro17">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84"/>
          <table:table-cell table:style-name="ce9" office:value-type="string" calcext:value-type="string">
            <text:p>91.29</text:p>
          </table:table-cell>
          <table:table-cell table:number-columns-repeated="938"/>
        </table:table-row>
        <table:table-row table:style-name="ro17">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85"/>
          <table:table-cell table:style-name="ce9" office:value-type="string" calcext:value-type="string">
            <text:p>92.39</text:p>
          </table:table-cell>
          <table:table-cell table:number-columns-repeated="937"/>
        </table:table-row>
        <table:table-row table:style-name="ro17">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86"/>
          <table:table-cell table:style-name="ce9" office:value-type="string" calcext:value-type="string">
            <text:p>91.55</text:p>
          </table:table-cell>
          <table:table-cell table:number-columns-repeated="936"/>
        </table:table-row>
        <table:table-row table:style-name="ro17">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87"/>
          <table:table-cell table:style-name="ce9" office:value-type="string" calcext:value-type="string">
            <text:p>90.98</text:p>
          </table:table-cell>
          <table:table-cell table:number-columns-repeated="935"/>
        </table:table-row>
        <table:table-row table:style-name="ro17">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88"/>
          <table:table-cell table:style-name="ce9" office:value-type="string" calcext:value-type="string">
            <text:p>92.55</text:p>
          </table:table-cell>
          <table:table-cell table:number-columns-repeated="934"/>
        </table:table-row>
        <table:table-row table:style-name="ro10">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89"/>
          <table:table-cell table:style-name="ce9" office:value-type="string" calcext:value-type="string">
            <text:p>91.4</text:p>
          </table:table-cell>
          <table:table-cell table:number-columns-repeated="933"/>
        </table:table-row>
        <table:table-row table:style-name="ro17">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90"/>
          <table:table-cell table:style-name="ce9" office:value-type="string" calcext:value-type="string">
            <text:p>83.1</text:p>
          </table:table-cell>
          <table:table-cell table:number-columns-repeated="932"/>
        </table:table-row>
        <table:table-row table:style-name="ro10">
          <table:table-cell table:style-name="ce6" office:value-type="string" calcext:value-type="string">
            <text:p><text:span text:style-name="T41">model </text:span><text:span text:style-name="T42">= </text:span><text:span text:style-name="T43">Sequential</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75</text:span><text:span text:style-name="T42">, </text:span><text:span text:style-name="T45">kernel_size</text:span><text:span text:style-name="T42">=(</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 </text:span><text:span text:style-name="T45">input_shape</text:span><text:span text:style-name="T42">=</text:span><text:span text:style-name="T44">input_shape</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Conv2D</text:span><text:span text:style-name="T42">(</text:span><text:span text:style-name="T45">100</text:span><text:span text:style-name="T42">, (</text:span><text:span text:style-name="T45">5</text:span><text:span text:style-name="T42">, </text:span><text:span text:style-name="T45">5</text:span><text:span text:style-name="T42">), </text:span><text:span text:style-name="T45">activation</text:span><text:span text:style-name="T42">=</text:span><text:span text:style-name="T43">'relu'</text:span><text:span text:style-name="T42">))</text:span><text:span text:style-name="T42"/><text:span text:style-name="T44">model</text:span><text:span text:style-name="T42">.</text:span><text:span text:style-name="T43">add</text:span><text:span text:style-name="T42">(</text:span><text:span text:style-name="T43">MaxPooling2D</text:span><text:span text:style-name="T42">(</text:span><text:span text:style-name="T45">pool_size</text:span><text:span text:style-name="T42">=(</text:span><text:span text:style-name="T45">2</text:span><text:span text:style-name="T42">, </text:span><text:span text:style-name="T45">2</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2</text:span><text:span text:style-name="T42">))</text:span><text:span text:style-name="T42"/><text:span text:style-name="T44">model</text:span><text:span text:style-name="T42">.</text:span><text:span text:style-name="T43">add</text:span><text:span text:style-name="T42">(</text:span><text:span text:style-name="T43">Flatten</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512</text:span><text:span text:style-name="T42">, </text:span><text:span text:style-name="T45">input_dim</text:span><text:span text:style-name="T42">=</text:span><text:span text:style-name="T45">784</text:span><text:span text:style-name="T42">, </text:span><text:span text:style-name="T45">activation</text:span><text:span text:style-name="T42">=</text:span><text:span text:style-name="T43">"relu"</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add</text:span><text:span text:style-name="T42">(</text:span><text:span text:style-name="T43">Dropout</text:span><text:span text:style-name="T42">(</text:span><text:span text:style-name="T45">0.5</text:span><text:span text:style-name="T42">))</text:span><text:span text:style-name="T42"/><text:span text:style-name="T44">model</text:span><text:span text:style-name="T42">.</text:span><text:span text:style-name="T43">add</text:span><text:span text:style-name="T42">(</text:span><text:span text:style-name="T43">Dense</text:span><text:span text:style-name="T42">(</text:span><text:span text:style-name="T45">10</text:span><text:span text:style-name="T42">, </text:span><text:span text:style-name="T45">activation</text:span><text:span text:style-name="T42">=</text:span><text:span text:style-name="T43">"softmax"</text:span><text:span text:style-name="T42">, </text:span><text:span text:style-name="T45">kernel_initializer</text:span><text:span text:style-name="T42">=</text:span><text:span text:style-name="T43">"normal"</text:span><text:span text:style-name="T42">))</text:span><text:span text:style-name="T42"/><text:span text:style-name="T44">model</text:span><text:span text:style-name="T42">.</text:span><text:span text:style-name="T43">compile</text:span><text:span text:style-name="T42">(</text:span><text:span text:style-name="T45">loss</text:span><text:span text:style-name="T42">=</text:span><text:span text:style-name="T43">"categorical_crossentropy"</text:span><text:span text:style-name="T42">, </text:span><text:span text:style-name="T45">optimizer</text:span><text:span text:style-name="T42">=</text:span><text:span text:style-name="T43">"adam"</text:span><text:span text:style-name="T42">, </text:span><text:span text:style-name="T45">metrics</text:span><text:span text:style-name="T42">=[</text:span><text:span text:style-name="T43">"accuracy"</text:span><text:span text:style-name="T42">])</text:span></text:p>
          </table:table-cell>
          <table:table-cell table:number-columns-repeated="91"/>
          <table:table-cell table:style-name="ce9" office:value-type="string" calcext:value-type="string">
            <text:p>85.75</text:p>
          </table:table-cell>
          <table:table-cell table:number-columns-repeated="931"/>
        </table:table-row>
        <table:table-row table:style-name="ro1">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28</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92"/>
          <table:table-cell table:style-name="ce9" office:value-type="string" calcext:value-type="string">
            <text:p>86.55</text:p>
          </table:table-cell>
          <table:table-cell table:number-columns-repeated="930"/>
        </table:table-row>
        <table:table-row table:style-name="ro1">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28</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93"/>
          <table:table-cell table:style-name="ce9" office:value-type="string" calcext:value-type="string">
            <text:p>89.35</text:p>
          </table:table-cell>
          <table:table-cell table:number-columns-repeated="929"/>
        </table:table-row>
        <table:table-row table:style-name="ro1">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28</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94"/>
          <table:table-cell table:style-name="ce9" office:value-type="string" calcext:value-type="string">
            <text:p>90.03</text:p>
          </table:table-cell>
          <table:table-cell table:number-columns-repeated="928"/>
        </table:table-row>
        <table:table-row table:style-name="ro1">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28</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95"/>
          <table:table-cell table:style-name="ce9" office:value-type="string" calcext:value-type="string">
            <text:p>87.67</text:p>
          </table:table-cell>
          <table:table-cell table:number-columns-repeated="927"/>
        </table:table-row>
        <table:table-row table:style-name="ro1">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28</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96"/>
          <table:table-cell table:style-name="ce9" office:value-type="string" calcext:value-type="string">
            <text:p>88.22</text:p>
          </table:table-cell>
          <table:table-cell table:number-columns-repeated="926"/>
        </table:table-row>
        <table:table-row table:style-name="ro1">
          <table:table-cell table:style-name="ce6" office:value-type="string" calcext:value-type="string">
            <text:p><text:span text:style-name="T31">model</text:span><text:span text:style-name="T32">.</text:span><text:span text:style-name="T33">add</text:span><text:span text:style-name="T32">(</text:span><text:span text:style-name="T33">Conv2D</text:span><text:span text:style-name="T32">(</text:span><text:span text:style-name="T34">75</text:span><text:span text:style-name="T32">, </text:span><text:span text:style-name="T34">kernel_size</text:span><text:span text:style-name="T32">=(</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                 </text:span><text:span text:style-name="T34">input_shape</text:span><text:span text:style-name="T32">=</text:span><text:span text:style-name="T35">input_shape</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Conv2D</text:span><text:span text:style-name="T32">(</text:span><text:span text:style-name="T34">100</text:span><text:span text:style-name="T32">, (</text:span><text:span text:style-name="T34">3</text:span><text:span text:style-name="T32">, </text:span><text:span text:style-name="T34">3</text:span><text:span text:style-name="T32">), </text:span><text:span text:style-name="T34">activation</text:span><text:span text:style-name="T32">=</text:span><text:span text:style-name="T33">'relu'</text:span><text:span text:style-name="T32">))</text:span><text:span text:style-name="T35">model</text:span><text:span text:style-name="T32">.</text:span><text:span text:style-name="T33">add</text:span><text:span text:style-name="T32">(</text:span><text:span text:style-name="T33">MaxPooling2D</text:span><text:span text:style-name="T32">(</text:span><text:span text:style-name="T34">pool_size</text:span><text:span text:style-name="T32">=(</text:span><text:span text:style-name="T34">2</text:span><text:span text:style-name="T32">, </text:span><text:span text:style-name="T34">2</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2</text:span><text:span text:style-name="T32">))</text:span><text:span text:style-name="T35">model</text:span><text:span text:style-name="T32">.</text:span><text:span text:style-name="T33">add</text:span><text:span text:style-name="T32">(</text:span><text:span text:style-name="T33">Flatten</text:span><text:span text:style-name="T32">())</text:span><text:span text:style-name="T35">model</text:span><text:span text:style-name="T32">.</text:span><text:span text:style-name="T33">add</text:span><text:span text:style-name="T32">(</text:span><text:span text:style-name="T33">Dense</text:span><text:span text:style-name="T32">(</text:span><text:span text:style-name="T34">512</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28</text:span><text:span text:style-name="T32">, </text:span><text:span text:style-name="T34">activation</text:span><text:span text:style-name="T32">=</text:span><text:span text:style-name="T33">"relu"</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add</text:span><text:span text:style-name="T32">(</text:span><text:span text:style-name="T33">Dropout</text:span><text:span text:style-name="T32">(</text:span><text:span text:style-name="T34">0.5</text:span><text:span text:style-name="T32">))</text:span><text:span text:style-name="T35">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5">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97"/>
          <table:table-cell table:style-name="ce9" office:value-type="string" calcext:value-type="string">
            <text:p>94.33</text:p>
          </table:table-cell>
          <table:table-cell table:number-columns-repeated="925"/>
        </table:table-row>
        <table:table-row table:style-name="ro11">
          <table:table-cell table:style-name="ce6" office:value-type="string" calcext:value-type="string">
            <text:p><text:span text:style-name="T46">model </text:span><text:span text:style-name="T47">= </text:span><text:span text:style-name="T48">Sequential</text:span><text:span text:style-name="T47">()</text:span><text:span text:style-name="T47"/><text:span text:style-name="T49">model</text:span><text:span text:style-name="T47">.</text:span><text:span text:style-name="T48">add</text:span><text:span text:style-name="T47">(</text:span><text:span text:style-name="T48">Conv2D</text:span><text:span text:style-name="T47">(</text:span><text:span text:style-name="T50">75</text:span><text:span text:style-name="T47">, </text:span><text:span text:style-name="T50">kernel_size</text:span><text:span text:style-name="T47">=(</text:span><text:span text:style-name="T50">3</text:span><text:span text:style-name="T47">, </text:span><text:span text:style-name="T50">3</text:span><text:span text:style-name="T47">), </text:span><text:span text:style-name="T50">activation</text:span><text:span text:style-name="T47">=</text:span><text:span text:style-name="T48">'relu'</text:span><text:span text:style-name="T47">, </text:span><text:span text:style-name="T50">input_shape</text:span><text:span text:style-name="T47">=</text:span><text:span text:style-name="T49">input_shape</text:span><text:span text:style-name="T47">))</text:span><text:span text:style-name="T47"/><text:span text:style-name="T49">model</text:span><text:span text:style-name="T47">.</text:span><text:span text:style-name="T48">add</text:span><text:span text:style-name="T47">(</text:span><text:span text:style-name="T48">MaxPooling2D</text:span><text:span text:style-name="T47">(</text:span><text:span text:style-name="T50">pool_size</text:span><text:span text:style-name="T47">=(</text:span><text:span text:style-name="T50">2</text:span><text:span text:style-name="T47">, </text:span><text:span text:style-name="T50">2</text:span><text:span text:style-name="T47">)))</text:span><text:span text:style-name="T47"/><text:span text:style-name="T49">model</text:span><text:span text:style-name="T47">.</text:span><text:span text:style-name="T48">add</text:span><text:span text:style-name="T47">(</text:span><text:span text:style-name="T48">Dropout</text:span><text:span text:style-name="T47">(</text:span><text:span text:style-name="T50">0.2</text:span><text:span text:style-name="T47">))</text:span><text:span text:style-name="T47"/><text:span text:style-name="T49">model</text:span><text:span text:style-name="T47">.</text:span><text:span text:style-name="T48">add</text:span><text:span text:style-name="T47">(</text:span><text:span text:style-name="T48">Conv2D</text:span><text:span text:style-name="T47">(</text:span><text:span text:style-name="T50">100</text:span><text:span text:style-name="T47">, (</text:span><text:span text:style-name="T50">3</text:span><text:span text:style-name="T47">, </text:span><text:span text:style-name="T50">3</text:span><text:span text:style-name="T47">), </text:span><text:span text:style-name="T50">activation</text:span><text:span text:style-name="T47">=</text:span><text:span text:style-name="T48">'relu'</text:span><text:span text:style-name="T47">))</text:span><text:span text:style-name="T47"/><text:span text:style-name="T49">model</text:span><text:span text:style-name="T47">.</text:span><text:span text:style-name="T48">add</text:span><text:span text:style-name="T47">(</text:span><text:span text:style-name="T48">MaxPooling2D</text:span><text:span text:style-name="T47">(</text:span><text:span text:style-name="T50">pool_size</text:span><text:span text:style-name="T47">=(</text:span><text:span text:style-name="T50">2</text:span><text:span text:style-name="T47">, </text:span><text:span text:style-name="T50">2</text:span><text:span text:style-name="T47">)))</text:span><text:span text:style-name="T47"/><text:span text:style-name="T49">model</text:span><text:span text:style-name="T47">.</text:span><text:span text:style-name="T48">add</text:span><text:span text:style-name="T47">(</text:span><text:span text:style-name="T48">Dropout</text:span><text:span text:style-name="T47">(</text:span><text:span text:style-name="T50">0.2</text:span><text:span text:style-name="T47">))</text:span><text:span text:style-name="T47"/><text:span text:style-name="T49">model</text:span><text:span text:style-name="T47">.</text:span><text:span text:style-name="T48">add</text:span><text:span text:style-name="T47">(</text:span><text:span text:style-name="T48">Flatten</text:span><text:span text:style-name="T47">())</text:span><text:span text:style-name="T47"/><text:span text:style-name="T49">model</text:span><text:span text:style-name="T47">.</text:span><text:span text:style-name="T48">add</text:span><text:span text:style-name="T47">(</text:span><text:span text:style-name="T48">Dense</text:span><text:span text:style-name="T47">(</text:span><text:span text:style-name="T50">512</text:span><text:span text:style-name="T47">, </text:span><text:span text:style-name="T50">input_dim</text:span><text:span text:style-name="T47">=</text:span><text:span text:style-name="T50">784</text:span><text:span text:style-name="T47">, </text:span><text:span text:style-name="T50">activation</text:span><text:span text:style-name="T47">=</text:span><text:span text:style-name="T48">"relu"</text:span><text:span text:style-name="T47">, </text:span><text:span text:style-name="T50">kernel_initializer</text:span><text:span text:style-name="T47">=</text:span><text:span text:style-name="T48">"normal"</text:span><text:span text:style-name="T47">))</text:span><text:span text:style-name="T47"/><text:span text:style-name="T49">model</text:span><text:span text:style-name="T47">.</text:span><text:span text:style-name="T48">add</text:span><text:span text:style-name="T47">(</text:span><text:span text:style-name="T48">Dropout</text:span><text:span text:style-name="T47">(</text:span><text:span text:style-name="T50">0.5</text:span><text:span text:style-name="T47">))</text:span><text:span text:style-name="T47"/><text:span text:style-name="T49">model</text:span><text:span text:style-name="T47">.</text:span><text:span text:style-name="T48">add</text:span><text:span text:style-name="T47">(</text:span><text:span text:style-name="T48">Dense</text:span><text:span text:style-name="T47">(</text:span><text:span text:style-name="T50">128</text:span><text:span text:style-name="T47">, </text:span><text:span text:style-name="T50">activation</text:span><text:span text:style-name="T47">=</text:span><text:span text:style-name="T48">"relu"</text:span><text:span text:style-name="T47">, </text:span><text:span text:style-name="T50">kernel_initializer</text:span><text:span text:style-name="T47">=</text:span><text:span text:style-name="T48">"normal"</text:span><text:span text:style-name="T47">))</text:span><text:span text:style-name="T47"/><text:span text:style-name="T49">model</text:span><text:span text:style-name="T47">.</text:span><text:span text:style-name="T48">add</text:span><text:span text:style-name="T47">(</text:span><text:span text:style-name="T48">Dropout</text:span><text:span text:style-name="T47">(</text:span><text:span text:style-name="T50">0.5</text:span><text:span text:style-name="T47">))</text:span><text:span text:style-name="T47"/><text:span text:style-name="T49">model</text:span><text:span text:style-name="T47">.</text:span><text:span text:style-name="T48">add</text:span><text:span text:style-name="T47">(</text:span><text:span text:style-name="T48">Dense</text:span><text:span text:style-name="T47">(</text:span><text:span text:style-name="T50">10</text:span><text:span text:style-name="T47">, </text:span><text:span text:style-name="T50">activation</text:span><text:span text:style-name="T47">=</text:span><text:span text:style-name="T48">"softmax"</text:span><text:span text:style-name="T47">, </text:span><text:span text:style-name="T50">kernel_initializer</text:span><text:span text:style-name="T47">=</text:span><text:span text:style-name="T48">"normal"</text:span><text:span text:style-name="T47">))</text:span><text:span text:style-name="T47"/><text:span text:style-name="T49">model</text:span><text:span text:style-name="T47">.</text:span><text:span text:style-name="T48">compile</text:span><text:span text:style-name="T47">(</text:span><text:span text:style-name="T50">loss</text:span><text:span text:style-name="T47">=</text:span><text:span text:style-name="T48">"categorical_crossentropy"</text:span><text:span text:style-name="T47">, </text:span><text:span text:style-name="T50">optimizer</text:span><text:span text:style-name="T47">=</text:span><text:span text:style-name="T48">"adam"</text:span><text:span text:style-name="T47">, </text:span><text:span text:style-name="T50">metrics</text:span><text:span text:style-name="T47">=[</text:span><text:span text:style-name="T48">"accuracy"</text:span><text:span text:style-name="T47">])</text:span></text:p>
          </table:table-cell>
          <table:table-cell table:number-columns-repeated="98"/>
          <table:table-cell table:style-name="ce9" office:value-type="string" calcext:value-type="string">
            <text:p>90.73</text:p>
          </table:table-cell>
          <table:table-cell table:number-columns-repeated="924"/>
        </table:table-row>
        <table:table-row table:style-name="ro1" table:number-rows-repeated="1048475">
          <table:table-cell table:number-columns-repeated="1024"/>
        </table:table-row>
        <table:table-row table:style-name="ro1">
          <table:table-cell table:number-columns-repeated="1024"/>
        </table:table-row>
      </table:table>
      <table:table table:name="Description" table:style-name="ta1">
        <table:table-column table:style-name="co4" table:default-cell-style-name="Default"/>
        <table:table-row table:style-name="ro1">
          <table:table-cell office:value-type="string" calcext:value-type="string">
            <text:p>На пересечении строк и столбцов находится обучения точность</text:p>
          </table:table-cell>
        </table:table-row>
        <table:table-row table:style-name="ro1">
          <table:table-cell office:value-type="string" calcext:value-type="string">
            <text:p>Строки A* - <text:s/>информация по модели</text:p>
          </table:table-cell>
        </table:table-row>
        <table:table-row table:style-name="ro1">
          <table:table-cell office:value-type="string" calcext:value-type="string">
            <text:p>Столбцы *1 - информация по обучению</text:p>
          </table:table-cell>
        </table:table-row>
        <table:table-row table:style-name="ro1">
          <table:table-cell/>
        </table:table-row>
        <table:table-row table:style-name="ro1">
          <table:table-cell table:style-name="ce12" office:value-type="string" calcext:value-type="string">
            <text:p><text:span text:style-name="T65">Dense </text:span>- тип сети, при котором все нейроны одного уровня соединены со всеми нейронами следующего уровня.</text:p>
          </table:table-cell>
        </table:table-row>
        <table:table-row table:style-name="ro1">
          <table:table-cell table:style-name="ce12" office:value-type="string" calcext:value-type="string">
            <text:p><text:span text:style-name="T65">batch_size</text:span> - минивыборка на основании которой определяется направление градиента</text:p>
          </table:table-cell>
        </table:table-row>
        <table:table-row table:style-name="ro1">
          <table:table-cell table:style-name="ce12" office:value-type="string" calcext:value-type="string">
            <text:p><text:span text:style-name="T65">validation_split</text:span> =  размер проверочной выборки validation set (для контроля в процессе обучения).</text:p>
          </table:table-cell>
        </table:table-row>
        <table:table-row table:style-name="ro1">
          <table:table-cell table:style-name="ce12" office:value-type="string" calcext:value-type="string">
            <text:p><text:span text:style-name="T65">epochs</text:span> - сколько раз обучаем сеть на одном и том же наборе данных.</text:p>
          </table:table-cell>
        </table:table-row>
        <table:table-row table:style-name="ro1">
          <table:table-cell office:value-type="string" calcext:value-type="string">
            <text:p><text:span text:style-name="T65">Dropout</text:span> - В стандартной нейронной сети производная, полученная каждым параметром, сообщает ему, как он должен измениться, чтобы, учитывая деятельность остальных блоков, минимизировать функцию конечных потерь. Поэтому блоки могут меняться, исправляя при этом ошибки других блоков. Это может привести к чрезмерной совместной адаптации (co-adaptation), что, в свою очередь, приводит к переобучению, поскольку эти совместные адаптации невозможно обобщить на данные, не участвовавшие в обучении. Мы выдвигаем гипотезу, что Dropout предотвращает совместную адаптацию для каждого скрытого блока, делая присутствие других скрытых блоков ненадежным. Поэтому скрытый блок не может полагаться на другие блоки в исправлении собственных ошибок.</text:p>
          </table:table-cell>
        </table:table-row>
        <table:table-row table:style-name="ro1">
          <table:table-cell office:value-type="string" calcext:value-type="string">
            <text:p><text:span text:style-name="T65">Flatten</text:span> — слой переводящий 2D - &gt; 1D, чтобы потом вставить dense слой, иначе не получится</text:p>
          </table:table-cell>
        </table:table-row>
        <table:table-row table:style-name="ro18">
          <table:table-cell table:style-name="ce13" office:value-type="string" calcext:value-type="string">
            <text:p><text:span text:style-name="T65">Convolution2D</text:span> — сверточные слои. По сути представляют собой фильтры, чтобы нейросеть смогла научиться распознавать абстрактные образы.</text:p>
          </table:table-cell>
        </table:table-row>
        <table:table-row table:style-name="ro1">
          <table:table-cell table:style-name="ce13" office:value-type="string" calcext:value-type="string">
            <text:p><text:span text:style-name="T65">MaxPooling2D</text:span> — усреднение значений фильтров. Обязателен после сверточных слоев</text:p>
          </table:table-cell>
        </table:table-row>
        <table:table-row table:style-name="ro1">
          <table:table-cell table:style-name="ce13" office:value-type="string" calcext:value-type="string">
            <text:p><text:span text:style-name="T65">kernel_size</text:span>=(5, 5) — размер ядра свертки (матрица (5,5))</text:p>
          </table:table-cell>
        </table:table-row>
        <table:table-row table:style-name="ro1">
          <table:table-cell office:value-type="string" calcext:value-type="string">
            <text:p><text:span text:style-name="T65">pool-size</text:span> - Целое число, Размер окон максимального пула.</text:p>
          </table:table-cell>
        </table:table-row>
        <table:table-row table:style-name="ro1">
          <table:table-cell/>
        </table:table-row>
        <table:table-row table:style-name="ro1">
          <table:table-cell office:value-type="string" calcext:value-type="string">
            <text:p>Размер обучающей выборки при обучении сетей — 60000</text:p>
          </table:table-cell>
        </table:table-row>
        <table:table-row table:style-name="ro1">
          <table:table-cell office:value-type="string" calcext:value-type="string">
            <text:p>Определение размера обучающей + корректирующей выборки. Пример</text:p>
          </table:table-cell>
        </table:table-row>
        <table:table-row table:style-name="ro1">
          <table:table-cell office:value-type="string" calcext:value-type="string">
            <text:p>1)Смотреть столбцы. </text:p>
          </table:table-cell>
        </table:table-row>
        <table:table-row table:style-name="ro1">
          <table:table-cell office:value-type="string" calcext:value-type="string">
            <text:p>2)X_train — размер обуч выборки 60000. X_train[::300] — размер обучающей выборки 60000 / 300 = 200</text:p>
          </table:table-cell>
        </table:table-row>
        <table:table-row table:style-name="ro1">
          <table:table-cell office:value-type="string" calcext:value-type="string">
            <text:p>Размер тестовой выборки при обучении сетей — 10000</text:p>
          </table:table-cell>
        </table:table-row>
        <table:table-row table:style-name="ro1">
          <table:table-cell/>
        </table:table-row>
        <table:table-row table:style-name="ro1">
          <table:table-cell office:value-type="string" calcext:value-type="string">
            <text:p>Нормализация данных перед обучением</text:p>
          </table:table-cell>
        </table:table-row>
        <table:table-row table:style-name="ro1">
          <table:table-cell table:style-name="ce7" office:value-type="string" calcext:value-type="string">
            <text:p><text:span text:style-name="T66">X_train </text:span><text:span text:style-name="T67">= </text:span><text:span text:style-name="T68">X_train</text:span><text:span text:style-name="T67">.</text:span><text:span text:style-name="T69">astype</text:span><text:span text:style-name="T67">(</text:span><text:span text:style-name="T69">'float32'</text:span><text:span text:style-name="T67">)  </text:span><text:span text:style-name="T68">X_test </text:span><text:span text:style-name="T67">= </text:span><text:span text:style-name="T68">X_test</text:span><text:span text:style-name="T67">.</text:span><text:span text:style-name="T69">astype</text:span><text:span text:style-name="T67">(</text:span><text:span text:style-name="T69">'float32'</text:span><text:span text:style-name="T67">) </text:span><text:span text:style-name="T68">X_train </text:span><text:span text:style-name="T67">/= </text:span><text:span text:style-name="T70">255 </text:span><text:span text:style-name="T68">X_test </text:span><text:span text:style-name="T67">/= </text:span><text:span text:style-name="T70">255</text:sp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DejaVu Sans Mono" svg:font-family="'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3">00.00.0000</text:date>, <text:time style:data-style-name="N2" text:time-value="14:31:48.028849535">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08:30:44.585583759</meta:creation-date>
    <dc:date>2018-05-03T20:33:34.041078244</dc:date>
    <meta:editing-duration>PT6H28M8S</meta:editing-duration>
    <meta:editing-cycles>30</meta:editing-cycles>
    <meta:generator>LibreOffice/5.1.6.2$Linux_X86_64 LibreOffice_project/10m0$Build-2</meta:generator>
    <meta:document-statistic meta:table-count="2" meta:cell-count="317" meta:object-count="0"/>
  </office:meta>
</office:document-meta>
</file>